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2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5.095cm" svg:x="27.679cm" svg:y="4.05cm">
            <draw:object draw:notify-on-update-of-ranges="Sheet1.H10:Sheet1.H109 Sheet1.I10:Sheet1.I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fset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 ([.B3]-5)*([.B3]-5) + [.C3]*[.C3]" office:value-type="float" office:value="9" calcext:value-type="float">
            <text:p>9</text:p>
          </table:table-cell>
          <table:table-cell table:style-name="ce2" table:formula="of:= ([.B3]-8)*([.B3]-8) + ([.C3]+3)*([.C3]+3)" office:value-type="float" office:value="45" calcext:value-type="float">
            <text:p>45</text:p>
          </table:table-cell>
          <table:table-cell table:formula="of:= [.F4] / SUM([.F4:.G4])" office:value-type="float" office:value="0.001" calcext:value-type="float">
            <text:p>0.001</text:p>
          </table:table-cell>
          <table:table-cell table:formula="of:= [.G4] / SUM([.F4:.G4])" office:value-type="float" office:value="0.999" calcext:value-type="float">
            <text:p>0.999</text:p>
          </table:table-cell>
          <table:table-cell table:formula="of:= 4*[.B3]*[.B3] + 4*[.C3]*[.C3]" office:value-type="float" office:value="136" calcext:value-type="float">
            <text:p>136</text:p>
          </table:table-cell>
          <table:table-cell table:formula="of:= ([.B3]-5)*([.B3]-5) + ([.C3]-5)*([.C3]-5)" office:value-type="float" office:value="4" calcext:value-type="float">
            <text:p>4</text:p>
          </table:table-cell>
          <table:table-cell table:style-name="ce3" table:formula="of:= [.H3]*[.F3] + [.I3]*[.G3]" office:value-type="float" office:value="4.132" calcext:value-type="float">
            <text:p>4.13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float" office:value="0.929557216602414" calcext:value-type="float">
            <text:p>0.929557216602414</text:p>
          </table:table-cell>
          <table:table-cell office:value-type="float" office:value="0.969936739202388" calcext:value-type="float">
            <text:p>0.969936739202388</text:p>
          </table:table-cell>
          <table:table-cell office:value-type="float" office:value="17.5092817309681" calcext:value-type="float">
            <text:p>17.5092817309681</text:p>
          </table:table-cell>
          <table:table-cell office:value-type="float" office:value="65.7515588665679" calcext:value-type="float">
            <text:p>65.7515588665679</text:p>
          </table:table-cell>
          <table:table-cell office:value-type="float" office:value="0.167227833894501" calcext:value-type="float">
            <text:p>0.167227833894501</text:p>
          </table:table-cell>
          <table:table-cell office:value-type="float" office:value="0.832772166105499" calcext:value-type="float">
            <text:p>0.832772166105499</text:p>
          </table:table-cell>
          <table:table-cell office:value-type="float" office:value="7.21941558796875" calcext:value-type="float">
            <text:p>7.21941558796875</text:p>
          </table:table-cell>
          <table:table-cell office:value-type="float" office:value="32.8099143389442" calcext:value-type="float">
            <text:p>32.80991433894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7818206817925" calcext:value-type="float">
            <text:p>0.947818206817925</text:p>
          </table:table-cell>
          <table:table-cell office:value-type="float" office:value="0.88036259861977" calcext:value-type="float">
            <text:p>0.88036259861977</text:p>
          </table:table-cell>
          <table:table-cell office:value-type="float" office:value="17.1952155900449" calcext:value-type="float">
            <text:p>17.1952155900449</text:p>
          </table:table-cell>
          <table:table-cell office:value-type="float" office:value="64.7904819408559" calcext:value-type="float">
            <text:p>64.7904819408559</text:p>
          </table:table-cell>
          <table:table-cell office:value-type="float" office:value="0.539761431411531" calcext:value-type="float">
            <text:p>0.539761431411531</text:p>
          </table:table-cell>
          <table:table-cell office:value-type="float" office:value="0.460238568588469" calcext:value-type="float">
            <text:p>0.460238568588469</text:p>
          </table:table-cell>
          <table:table-cell office:value-type="float" office:value="6.69359063289641" calcext:value-type="float">
            <text:p>6.69359063289641</text:p>
          </table:table-cell>
          <table:table-cell office:value-type="float" office:value="33.3915896038471" calcext:value-type="float">
            <text:p>33.3915896038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1386214861954" calcext:value-type="float">
            <text:p>0.991386214861954</text:p>
          </table:table-cell>
          <table:table-cell office:value-type="float" office:value="0.768259232300876" calcext:value-type="float">
            <text:p>0.768259232300876</text:p>
          </table:table-cell>
          <table:table-cell office:value-type="float" office:value="16.6592067264143" calcext:value-type="float">
            <text:p>16.6592067264143</text:p>
          </table:table-cell>
          <table:table-cell office:value-type="float" office:value="63.3204448310478" calcext:value-type="float">
            <text:p>63.3204448310478</text:p>
          </table:table-cell>
          <table:table-cell office:value-type="float" office:value="0.404761904761905" calcext:value-type="float">
            <text:p>0.404761904761905</text:p>
          </table:table-cell>
          <table:table-cell office:value-type="float" office:value="0.595238095238095" calcext:value-type="float">
            <text:p>0.595238095238095</text:p>
          </table:table-cell>
          <table:table-cell office:value-type="float" office:value="6.29227550013537" calcext:value-type="float">
            <text:p>6.29227550013537</text:p>
          </table:table-cell>
          <table:table-cell office:value-type="float" office:value="33.9766144034055" calcext:value-type="float">
            <text:p>33.9766144034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537456331478" calcext:value-type="float">
            <text:p>0.91537456331478</text:p>
          </table:table-cell>
          <table:table-cell office:value-type="float" office:value="0.808239760507146" calcext:value-type="float">
            <text:p>0.808239760507146</text:p>
          </table:table-cell>
          <table:table-cell office:value-type="float" office:value="17.3374164684806" calcext:value-type="float">
            <text:p>17.3374164684806</text:p>
          </table:table-cell>
          <table:table-cell office:value-type="float" office:value="64.6946076516348" calcext:value-type="float">
            <text:p>64.6946076516348</text:p>
          </table:table-cell>
          <table:table-cell office:value-type="float" office:value="0.628390596745027" calcext:value-type="float">
            <text:p>0.628390596745027</text:p>
          </table:table-cell>
          <table:table-cell office:value-type="float" office:value="0.371609403254973" calcext:value-type="float">
            <text:p>0.371609403254973</text:p>
          </table:table-cell>
          <table:table-cell office:value-type="float" office:value="5.96464840651349" calcext:value-type="float">
            <text:p>5.96464840651349</text:p>
          </table:table-cell>
          <table:table-cell office:value-type="float" office:value="34.2550188634091" calcext:value-type="float">
            <text:p>34.2550188634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541268980069" calcext:value-type="float">
            <text:p>0.81541268980069</text:p>
          </table:table-cell>
          <table:table-cell office:value-type="float" office:value="0.902325760189935" calcext:value-type="float">
            <text:p>0.902325760189935</text:p>
          </table:table-cell>
          <table:table-cell office:value-type="float" office:value="18.3249627341834" calcext:value-type="float">
            <text:p>18.3249627341834</text:p>
          </table:table-cell>
          <table:table-cell office:value-type="float" office:value="66.8464411565189" calcext:value-type="float">
            <text:p>66.8464411565189</text:p>
          </table:table-cell>
          <table:table-cell office:value-type="float" office:value="0.341370558375634" calcext:value-type="float">
            <text:p>0.341370558375634</text:p>
          </table:table-cell>
          <table:table-cell office:value-type="float" office:value="0.658629441624365" calcext:value-type="float">
            <text:p>0.658629441624365</text:p>
          </table:table-cell>
          <table:table-cell office:value-type="float" office:value="5.91635852876136" calcext:value-type="float">
            <text:p>5.91635852876136</text:p>
          </table:table-cell>
          <table:table-cell office:value-type="float" office:value="34.3017051322841" calcext:value-type="float">
            <text:p>34.30170513228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0974363498762" calcext:value-type="float">
            <text:p>0.880974363498762</text:p>
          </table:table-cell>
          <table:table-cell office:value-type="float" office:value="0.793344266322646" calcext:value-type="float">
            <text:p>0.793344266322646</text:p>
          </table:table-cell>
          <table:table-cell office:value-type="float" office:value="17.5957673190614" calcext:value-type="float">
            <text:p>17.5957673190614</text:p>
          </table:table-cell>
          <table:table-cell office:value-type="float" office:value="65.0699867360048" calcext:value-type="float">
            <text:p>65.0699867360048</text:p>
          </table:table-cell>
          <table:table-cell office:value-type="float" office:value="0.620503597122302" calcext:value-type="float">
            <text:p>0.620503597122302</text:p>
          </table:table-cell>
          <table:table-cell office:value-type="float" office:value="0.379496402877698" calcext:value-type="float">
            <text:p>0.379496402877698</text:p>
          </table:table-cell>
          <table:table-cell office:value-type="float" office:value="5.62204381619626" calcext:value-type="float">
            <text:p>5.62204381619626</text:p>
          </table:table-cell>
          <table:table-cell office:value-type="float" office:value="34.662324655835" calcext:value-type="float">
            <text:p>34.662324655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0090402184407" calcext:value-type="float">
            <text:p>0.970090402184407</text:p>
          </table:table-cell>
          <table:table-cell office:value-type="float" office:value="0.643501989689532" calcext:value-type="float">
            <text:p>0.643501989689532</text:p>
          </table:table-cell>
          <table:table-cell office:value-type="float" office:value="16.6542661773006" calcext:value-type="float">
            <text:p>16.6542661773006</text:p>
          </table:table-cell>
          <table:table-cell office:value-type="float" office:value="62.6947357023314" calcext:value-type="float">
            <text:p>62.6947357023314</text:p>
          </table:table-cell>
          <table:table-cell office:value-type="float" office:value="0.371134020618557" calcext:value-type="float">
            <text:p>0.371134020618557</text:p>
          </table:table-cell>
          <table:table-cell office:value-type="float" office:value="0.628865979381443" calcext:value-type="float">
            <text:p>0.628865979381443</text:p>
          </table:table-cell>
          <table:table-cell office:value-type="float" office:value="5.42068079657877" calcext:value-type="float">
            <text:p>5.42068079657877</text:p>
          </table:table-cell>
          <table:table-cell office:value-type="float" office:value="35.2192462804053" calcext:value-type="float">
            <text:p>35.2192462804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077465093314" calcext:value-type="float">
            <text:p>0.73077465093314</text:p>
          </table:table-cell>
          <table:table-cell office:value-type="float" office:value="0.862034380132252" calcext:value-type="float">
            <text:p>0.862034380132252</text:p>
          </table:table-cell>
          <table:table-cell office:value-type="float" office:value="18.9693883536451" calcext:value-type="float">
            <text:p>18.9693883536451</text:p>
          </table:table-cell>
          <table:table-cell office:value-type="float" office:value="67.7569467288397" calcext:value-type="float">
            <text:p>67.7569467288397</text:p>
          </table:table-cell>
          <table:table-cell office:value-type="float" office:value="0.60391363022942" calcext:value-type="float">
            <text:p>0.60391363022942</text:p>
          </table:table-cell>
          <table:table-cell office:value-type="float" office:value="0.39608636977058" calcext:value-type="float">
            <text:p>0.39608636977058</text:p>
          </table:table-cell>
          <table:table-cell office:value-type="float" office:value="5.1085394519058" calcext:value-type="float">
            <text:p>5.1085394519058</text:p>
          </table:table-cell>
          <table:table-cell office:value-type="float" office:value="35.3490445523225" calcext:value-type="float">
            <text:p>35.3490445523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83323418765767" calcext:value-type="float">
            <text:p>0.983323418765767</text:p>
          </table:table-cell>
          <table:table-cell office:value-type="float" office:value="0.594028421713456" calcext:value-type="float">
            <text:p>0.594028421713456</text:p>
          </table:table-cell>
          <table:table-cell office:value-type="float" office:value="16.4865605240389" calcext:value-type="float">
            <text:p>16.4865605240389</text:p>
          </table:table-cell>
          <table:table-cell office:value-type="float" office:value="62.150790541725" calcext:value-type="float">
            <text:p>62.150790541725</text:p>
          </table:table-cell>
          <table:table-cell office:value-type="float" office:value="0.27421875" calcext:value-type="float">
            <text:p>0.27421875</text:p>
          </table:table-cell>
          <table:table-cell office:value-type="float" office:value="0.72578125" calcext:value-type="float">
            <text:p>0.72578125</text:p>
          </table:table-cell>
          <table:table-cell office:value-type="float" office:value="5.2791788467863" calcext:value-type="float">
            <text:p>5.2791788467863</text:p>
          </table:table-cell>
          <table:table-cell office:value-type="float" office:value="35.5462763069044" calcext:value-type="float">
            <text:p>35.5462763069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8187050779156" calcext:value-type="float">
            <text:p>0.968187050779156</text:p>
          </table:table-cell>
          <table:table-cell office:value-type="float" office:value="0.542785876344761" calcext:value-type="float">
            <text:p>0.542785876344761</text:p>
          </table:table-cell>
          <table:table-cell office:value-type="float" office:value="16.5501321650642" calcext:value-type="float">
            <text:p>16.5501321650642</text:p>
          </table:table-cell>
          <table:table-cell office:value-type="float" office:value="61.9977251184579" calcext:value-type="float">
            <text:p>61.9977251184579</text:p>
          </table:table-cell>
          <table:table-cell office:value-type="float" office:value="0.479368932038835" calcext:value-type="float">
            <text:p>0.479368932038835</text:p>
          </table:table-cell>
          <table:table-cell office:value-type="float" office:value="0.520631067961165" calcext:value-type="float">
            <text:p>0.520631067961165</text:p>
          </table:table-cell>
          <table:table-cell office:value-type="float" office:value="4.92801069142316" calcext:value-type="float">
            <text:p>4.92801069142316</text:p>
          </table:table-cell>
          <table:table-cell office:value-type="float" office:value="36.1222734016166" calcext:value-type="float">
            <text:p>36.1222734016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1547455078919" calcext:value-type="float">
            <text:p>0.681547455078919</text:p>
          </table:table-cell>
          <table:table-cell office:value-type="float" office:value="0.790337556499772" calcext:value-type="float">
            <text:p>0.790337556499772</text:p>
          </table:table-cell>
          <table:table-cell office:value-type="float" office:value="19.2736658359494" calcext:value-type="float">
            <text:p>19.2736658359494</text:p>
          </table:table-cell>
          <table:table-cell office:value-type="float" office:value="67.9264064444745" calcext:value-type="float">
            <text:p>67.9264064444745</text:p>
          </table:table-cell>
          <table:table-cell office:value-type="float" office:value="0.923948220064725" calcext:value-type="float">
            <text:p>0.923948220064725</text:p>
          </table:table-cell>
          <table:table-cell office:value-type="float" office:value="0.0760517799352751" calcext:value-type="float">
            <text:p>0.076051779935275</text:p>
          </table:table-cell>
          <table:table-cell office:value-type="float" office:value="4.35656154695432" calcext:value-type="float">
            <text:p>4.35656154695432</text:p>
          </table:table-cell>
          <table:table-cell office:value-type="float" office:value="36.3702902709517" calcext:value-type="float">
            <text:p>36.37029027095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7595699547002" calcext:value-type="float">
            <text:p>0.897595699547002</text:p>
          </table:table-cell>
          <table:table-cell office:value-type="float" office:value="0.558591916627681" calcext:value-type="float">
            <text:p>0.558591916627681</text:p>
          </table:table-cell>
          <table:table-cell office:value-type="float" office:value="17.141745973697" calcext:value-type="float">
            <text:p>17.141745973697</text:p>
          </table:table-cell>
          <table:table-cell office:value-type="float" office:value="63.1077232761811" calcext:value-type="float">
            <text:p>63.1077232761811</text:p>
          </table:table-cell>
          <table:table-cell office:value-type="float" office:value="0.396200814111262" calcext:value-type="float">
            <text:p>0.396200814111262</text:p>
          </table:table-cell>
          <table:table-cell office:value-type="float" office:value="0.603799185888738" calcext:value-type="float">
            <text:p>0.603799185888738</text:p>
          </table:table-cell>
          <table:table-cell office:value-type="float" office:value="4.47081187666823" calcext:value-type="float">
            <text:p>4.47081187666823</text:p>
          </table:table-cell>
          <table:table-cell office:value-type="float" office:value="36.5558268074202" calcext:value-type="float">
            <text:p>36.5558268074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69104672255532" calcext:value-type="float">
            <text:p>0.669104672255532</text:p>
          </table:table-cell>
          <table:table-cell office:value-type="float" office:value="0.778985644223089" calcext:value-type="float">
            <text:p>0.778985644223089</text:p>
          </table:table-cell>
          <table:table-cell office:value-type="float" office:value="19.3634729737845" calcext:value-type="float">
            <text:p>19.3634729737845</text:p>
          </table:table-cell>
          <table:table-cell office:value-type="float" office:value="68.0227588055899" calcext:value-type="float">
            <text:p>68.0227588055899</text:p>
          </table:table-cell>
          <table:table-cell office:value-type="float" office:value="0.396648044692737" calcext:value-type="float">
            <text:p>0.396648044692737</text:p>
          </table:table-cell>
          <table:table-cell office:value-type="float" office:value="0.603351955307263" calcext:value-type="float">
            <text:p>0.603351955307263</text:p>
          </table:table-cell>
          <table:table-cell office:value-type="float" office:value="4.21807878535937" calcext:value-type="float">
            <text:p>4.21807878535937</text:p>
          </table:table-cell>
          <table:table-cell office:value-type="float" office:value="36.5736165315536" calcext:value-type="float">
            <text:p>36.5736165315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9171919844544" calcext:value-type="float">
            <text:p>0.939171919844544</text:p>
          </table:table-cell>
          <table:table-cell office:value-type="float" office:value="0.468741995187796" calcext:value-type="float">
            <text:p>0.468741995187796</text:p>
          </table:table-cell>
          <table:table-cell office:value-type="float" office:value="16.7100437546317" calcext:value-type="float">
            <text:p>16.7100437546317</text:p>
          </table:table-cell>
          <table:table-cell office:value-type="float" office:value="61.8874642066912" calcext:value-type="float">
            <text:p>61.8874642066912</text:p>
          </table:table-cell>
          <table:table-cell office:value-type="float" office:value="0.478386167146974" calcext:value-type="float">
            <text:p>0.478386167146974</text:p>
          </table:table-cell>
          <table:table-cell office:value-type="float" office:value="0.521613832853026" calcext:value-type="float">
            <text:p>0.521613832853026</text:p>
          </table:table-cell>
          <table:table-cell office:value-type="float" office:value="4.40705181230849" calcext:value-type="float">
            <text:p>4.40705181230849</text:p>
          </table:table-cell>
          <table:table-cell office:value-type="float" office:value="37.0226238027537" calcext:value-type="float">
            <text:p>37.0226238027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0379992206578" calcext:value-type="float">
            <text:p>0.860379992206578</text:p>
          </table:table-cell>
          <table:table-cell office:value-type="float" office:value="0.527813942213532" calcext:value-type="float">
            <text:p>0.527813942213532</text:p>
          </table:table-cell>
          <table:table-cell office:value-type="float" office:value="17.4150413665186" calcext:value-type="float">
            <text:p>17.4150413665186</text:p>
          </table:table-cell>
          <table:table-cell office:value-type="float" office:value="63.4196450665603" calcext:value-type="float">
            <text:p>63.4196450665603</text:p>
          </table:table-cell>
          <table:table-cell office:value-type="float" office:value="0.402325581395349" calcext:value-type="float">
            <text:p>0.402325581395349</text:p>
          </table:table-cell>
          <table:table-cell office:value-type="float" office:value="0.597674418604651" calcext:value-type="float">
            <text:p>0.597674418604651</text:p>
          </table:table-cell>
          <table:table-cell office:value-type="float" office:value="4.07536515433752" calcext:value-type="float">
            <text:p>4.07536515433752</text:p>
          </table:table-cell>
          <table:table-cell office:value-type="float" office:value="37.1369019443833" calcext:value-type="float">
            <text:p>37.1369019443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5708836837014" calcext:value-type="float">
            <text:p>0.705708836837014</text:p>
          </table:table-cell>
          <table:table-cell office:value-type="float" office:value="0.669352532128265" calcext:value-type="float">
            <text:p>0.669352532128265</text:p>
          </table:table-cell>
          <table:table-cell office:value-type="float" office:value="18.8889694062862" calcext:value-type="float">
            <text:p>18.8889694062862</text:p>
          </table:table-cell>
          <table:table-cell office:value-type="float" office:value="66.6708315780337" calcext:value-type="float">
            <text:p>66.6708315780337</text:p>
          </table:table-cell>
          <table:table-cell office:value-type="float" office:value="0.924901185770751" calcext:value-type="float">
            <text:p>0.924901185770751</text:p>
          </table:table-cell>
          <table:table-cell office:value-type="float" office:value="0.075098814229249" calcext:value-type="float">
            <text:p>0.075098814229249</text:p>
          </table:table-cell>
          <table:table-cell office:value-type="float" office:value="3.78423109862548" calcext:value-type="float">
            <text:p>3.78423109862548</text:p>
          </table:table-cell>
          <table:table-cell office:value-type="float" office:value="37.1954440850036" calcext:value-type="float">
            <text:p>37.195444085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5402460841549" calcext:value-type="float">
            <text:p>0.675402460841549</text:p>
          </table:table-cell>
          <table:table-cell office:value-type="float" office:value="0.690317097448466" calcext:value-type="float">
            <text:p>0.690317097448466</text:p>
          </table:table-cell>
          <table:table-cell office:value-type="float" office:value="19.178681570725" calcext:value-type="float">
            <text:p>19.178681570725</text:p>
          </table:table-cell>
          <table:table-cell office:value-type="float" office:value="67.2681693903665" calcext:value-type="float">
            <text:p>67.2681693903665</text:p>
          </table:table-cell>
          <table:table-cell office:value-type="float" office:value="0.452211126961484" calcext:value-type="float">
            <text:p>0.452211126961484</text:p>
          </table:table-cell>
          <table:table-cell office:value-type="float" office:value="0.547788873038516" calcext:value-type="float">
            <text:p>0.547788873038516</text:p>
          </table:table-cell>
          <table:table-cell office:value-type="float" office:value="3.73082471656198" calcext:value-type="float">
            <text:p>3.73082471656198</text:p>
          </table:table-cell>
          <table:table-cell office:value-type="float" office:value="37.2755105962403" calcext:value-type="float">
            <text:p>37.2755105962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5734027856777" calcext:value-type="float">
            <text:p>0.755734027856777</text:p>
          </table:table-cell>
          <table:table-cell office:value-type="float" office:value="0.569999605375554" calcext:value-type="float">
            <text:p>0.569999605375554</text:p>
          </table:table-cell>
          <table:table-cell office:value-type="float" office:value="18.3386931924211" calcext:value-type="float">
            <text:p>18.3386931924211</text:p>
          </table:table-cell>
          <table:table-cell office:value-type="float" office:value="65.2242866575338" calcext:value-type="float">
            <text:p>65.2242866575338</text:p>
          </table:table-cell>
          <table:table-cell office:value-type="float" office:value="0.828885400313972" calcext:value-type="float">
            <text:p>0.828885400313972</text:p>
          </table:table-cell>
          <table:table-cell office:value-type="float" office:value="0.171114599686028" calcext:value-type="float">
            <text:p>0.171114599686028</text:p>
          </table:table-cell>
          <table:table-cell office:value-type="float" office:value="3.58413388395566" calcext:value-type="float">
            <text:p>3.58413388395566</text:p>
          </table:table-cell>
          <table:table-cell office:value-type="float" office:value="37.6386971386656" calcext:value-type="float">
            <text:p>37.6386971386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3658483507281" calcext:value-type="float">
            <text:p>0.903658483507281</text:p>
          </table:table-cell>
          <table:table-cell office:value-type="float" office:value="0.359107412914948" calcext:value-type="float">
            <text:p>0.359107412914948</text:p>
          </table:table-cell>
          <table:table-cell office:value-type="float" office:value="16.9089719537523" calcext:value-type="float">
            <text:p>16.9089719537523</text:p>
          </table:table-cell>
          <table:table-cell office:value-type="float" office:value="61.6416655301983" calcext:value-type="float">
            <text:p>61.6416655301983</text:p>
          </table:table-cell>
          <table:table-cell office:value-type="float" office:value="0.895486935866983" calcext:value-type="float">
            <text:p>0.895486935866983</text:p>
          </table:table-cell>
          <table:table-cell office:value-type="float" office:value="0.104513064133017" calcext:value-type="float">
            <text:p>0.104513064133017</text:p>
          </table:table-cell>
          <table:table-cell office:value-type="float" office:value="3.78222715530058" calcext:value-type="float">
            <text:p>3.78222715530058</text:p>
          </table:table-cell>
          <table:table-cell office:value-type="float" office:value="38.3178978246029" calcext:value-type="float">
            <text:p>38.3178978246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85044112654524" calcext:value-type="float">
            <text:p>0.985044112654524</text:p>
          </table:table-cell>
          <table:table-cell office:value-type="float" office:value="0.285842432995206" calcext:value-type="float">
            <text:p>0.285842432995206</text:p>
          </table:table-cell>
          <table:table-cell office:value-type="float" office:value="16.2015766738307" calcext:value-type="float">
            <text:p>16.2015766738307</text:p>
          </table:table-cell>
          <table:table-cell office:value-type="float" office:value="60.0063665958748" calcext:value-type="float">
            <text:p>60.0063665958748</text:p>
          </table:table-cell>
          <table:table-cell office:value-type="float" office:value="0.984407484407484" calcext:value-type="float">
            <text:p>0.984407484407484</text:p>
          </table:table-cell>
          <table:table-cell office:value-type="float" office:value="0.0155925155925156" calcext:value-type="float">
            <text:p>0.015592515592516</text:p>
          </table:table-cell>
          <table:table-cell office:value-type="float" office:value="4.20807120150383" calcext:value-type="float">
            <text:p>4.20807120150383</text:p>
          </table:table-cell>
          <table:table-cell office:value-type="float" office:value="38.3431523438786" calcext:value-type="float">
            <text:p>38.34315234387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5378740229799" calcext:value-type="float">
            <text:p>0.355378740229799</text:p>
          </table:table-cell>
          <table:table-cell office:value-type="float" office:value="0.901120145635834" calcext:value-type="float">
            <text:p>0.901120145635834</text:p>
          </table:table-cell>
          <table:table-cell office:value-type="float" office:value="22.3845241635801" calcext:value-type="float">
            <text:p>22.3845241635801</text:p>
          </table:table-cell>
          <table:table-cell office:value-type="float" office:value="73.6589725960163" calcext:value-type="float">
            <text:p>73.6589725960163</text:p>
          </table:table-cell>
          <table:table-cell office:value-type="float" office:value="0.494524495677233" calcext:value-type="float">
            <text:p>0.494524495677233</text:p>
          </table:table-cell>
          <table:table-cell office:value-type="float" office:value="0.505475504322767" calcext:value-type="float">
            <text:p>0.505475504322767</text:p>
          </table:table-cell>
          <table:table-cell office:value-type="float" office:value="3.75324626351226" calcext:value-type="float">
            <text:p>3.75324626351226</text:p>
          </table:table-cell>
          <table:table-cell office:value-type="float" office:value="38.3733227072217" calcext:value-type="float">
            <text:p>38.37332270722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0952323628652" calcext:value-type="float">
            <text:p>0.410952323628652</text:p>
          </table:table-cell>
          <table:table-cell office:value-type="float" office:value="0.819567225764561" calcext:value-type="float">
            <text:p>0.819567225764561</text:p>
          </table:table-cell>
          <table:table-cell office:value-type="float" office:value="21.7310490135567" calcext:value-type="float">
            <text:p>21.7310490135567</text:p>
          </table:table-cell>
          <table:table-cell office:value-type="float" office:value="72.1827384263721" calcext:value-type="float">
            <text:p>72.1827384263721</text:p>
          </table:table-cell>
          <table:table-cell office:value-type="float" office:value="0.696020321761219" calcext:value-type="float">
            <text:p>0.696020321761219</text:p>
          </table:table-cell>
          <table:table-cell office:value-type="float" office:value="0.303979678238781" calcext:value-type="float">
            <text:p>0.303979678238781</text:p>
          </table:table-cell>
          <table:table-cell office:value-type="float" office:value="3.36228899937283" calcext:value-type="float">
            <text:p>3.36228899937283</text:p>
          </table:table-cell>
          <table:table-cell office:value-type="float" office:value="38.5353767559111" calcext:value-type="float">
            <text:p>38.5353767559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2146308346913" calcext:value-type="float">
            <text:p>0.912146308346913</text:p>
          </table:table-cell>
          <table:table-cell office:value-type="float" office:value="0.319551311183637" calcext:value-type="float">
            <text:p>0.319551311183637</text:p>
          </table:table-cell>
          <table:table-cell office:value-type="float" office:value="16.812660844841" calcext:value-type="float">
            <text:p>16.812660844841</text:p>
          </table:table-cell>
          <table:table-cell office:value-type="float" office:value="61.2570908618613" calcext:value-type="float">
            <text:p>61.2570908618613</text:p>
          </table:table-cell>
          <table:table-cell office:value-type="float" office:value="0.190839694656489" calcext:value-type="float">
            <text:p>0.190839694656489</text:p>
          </table:table-cell>
          <table:table-cell office:value-type="float" office:value="0.809160305343511" calcext:value-type="float">
            <text:p>0.809160305343511</text:p>
          </table:table-cell>
          <table:table-cell office:value-type="float" office:value="3.73649571324034" calcext:value-type="float">
            <text:p>3.73649571324034</text:p>
          </table:table-cell>
          <table:table-cell office:value-type="float" office:value="38.6171477330046" calcext:value-type="float">
            <text:p>38.617147733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3835537862164" calcext:value-type="float">
            <text:p>0.713835537862164</text:p>
          </table:table-cell>
          <table:table-cell office:value-type="float" office:value="0.484264406812461" calcext:value-type="float">
            <text:p>0.484264406812461</text:p>
          </table:table-cell>
          <table:table-cell office:value-type="float" office:value="18.6057178121988" calcext:value-type="float">
            <text:p>18.6057178121988</text:p>
          </table:table-cell>
          <table:table-cell office:value-type="float" office:value="65.2282910259005" calcext:value-type="float">
            <text:p>65.2282910259005</text:p>
          </table:table-cell>
          <table:table-cell office:value-type="float" office:value="0.321976149914821" calcext:value-type="float">
            <text:p>0.321976149914821</text:p>
          </table:table-cell>
          <table:table-cell office:value-type="float" office:value="0.678023850085179" calcext:value-type="float">
            <text:p>0.678023850085179</text:p>
          </table:table-cell>
          <table:table-cell office:value-type="float" office:value="2.97629276328156" calcext:value-type="float">
            <text:p>2.97629276328156</text:p>
          </table:table-cell>
          <table:table-cell office:value-type="float" office:value="38.7630737440741" calcext:value-type="float">
            <text:p>38.7630737440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3236952557144" calcext:value-type="float">
            <text:p>0.483236952557144</text:p>
          </table:table-cell>
          <table:table-cell office:value-type="float" office:value="0.704990772530898" calcext:value-type="float">
            <text:p>0.704990772530898</text:p>
          </table:table-cell>
          <table:table-cell office:value-type="float" office:value="20.898160416099" calcext:value-type="float">
            <text:p>20.898160416099</text:p>
          </table:table-cell>
          <table:table-cell office:value-type="float" office:value="70.2286833359415" calcext:value-type="float">
            <text:p>70.2286833359415</text:p>
          </table:table-cell>
          <table:table-cell office:value-type="float" office:value="0.487827715355805" calcext:value-type="float">
            <text:p>0.487827715355805</text:p>
          </table:table-cell>
          <table:table-cell office:value-type="float" office:value="0.512172284644195" calcext:value-type="float">
            <text:p>0.512172284644195</text:p>
          </table:table-cell>
          <table:table-cell office:value-type="float" office:value="2.92211976668171" calcext:value-type="float">
            <text:p>2.92211976668171</text:p>
          </table:table-cell>
          <table:table-cell office:value-type="float" office:value="38.84825269079" calcext:value-type="float">
            <text:p>38.84825269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6008275349353" calcext:value-type="float">
            <text:p>0.386008275349353</text:p>
          </table:table-cell>
          <table:table-cell office:value-type="float" office:value="0.807408918710525" calcext:value-type="float">
            <text:p>0.807408918710525</text:p>
          </table:table-cell>
          <table:table-cell office:value-type="float" office:value="21.940828797158" calcext:value-type="float">
            <text:p>21.940828797158</text:p>
          </table:table-cell>
          <table:table-cell office:value-type="float" office:value="72.469232657325" calcext:value-type="float">
            <text:p>72.469232657325</text:p>
          </table:table-cell>
          <table:table-cell office:value-type="float" office:value="0.767676767676768" calcext:value-type="float">
            <text:p>0.767676767676768</text:p>
          </table:table-cell>
          <table:table-cell office:value-type="float" office:value="0.232323232323232" calcext:value-type="float">
            <text:p>0.232323232323232</text:p>
          </table:table-cell>
          <table:table-cell office:value-type="float" office:value="3.20364620260592" calcext:value-type="float">
            <text:p>3.20364620260592</text:p>
          </table:table-cell>
          <table:table-cell office:value-type="float" office:value="38.8667396100527" calcext:value-type="float">
            <text:p>38.86673961005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6784635355176" calcext:value-type="float">
            <text:p>0.786784635355176</text:p>
          </table:table-cell>
          <table:table-cell office:value-type="float" office:value="0.397013104413947" calcext:value-type="float">
            <text:p>0.397013104413947</text:p>
          </table:table-cell>
          <table:table-cell office:value-type="float" office:value="17.9088031139556" calcext:value-type="float">
            <text:p>17.9088031139556</text:p>
          </table:table-cell>
          <table:table-cell office:value-type="float" office:value="63.5701739283082" calcext:value-type="float">
            <text:p>63.5701739283082</text:p>
          </table:table-cell>
          <table:table-cell office:value-type="float" office:value="0.710161662817552" calcext:value-type="float">
            <text:p>0.710161662817552</text:p>
          </table:table-cell>
          <table:table-cell office:value-type="float" office:value="0.289838337182448" calcext:value-type="float">
            <text:p>0.289838337182448</text:p>
          </table:table-cell>
          <table:table-cell office:value-type="float" office:value="3.10659787002951" calcext:value-type="float">
            <text:p>3.10659787002951</text:p>
          </table:table-cell>
          <table:table-cell office:value-type="float" office:value="38.9386720698161" calcext:value-type="float">
            <text:p>38.9386720698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9279424902594" calcext:value-type="float">
            <text:p>0.289279424902594</text:p>
          </table:table-cell>
          <table:table-cell office:value-type="float" office:value="0.887329899200484" calcext:value-type="float">
            <text:p>0.887329899200484</text:p>
          </table:table-cell>
          <table:table-cell office:value-type="float" office:value="22.9782426866612" calcext:value-type="float">
            <text:p>22.9782426866612</text:p>
          </table:table-cell>
          <table:table-cell office:value-type="float" office:value="74.5665455324485" calcext:value-type="float">
            <text:p>74.5665455324485</text:p>
          </table:table-cell>
          <table:table-cell office:value-type="float" office:value="0.519977490151941" calcext:value-type="float">
            <text:p>0.519977490151941</text:p>
          </table:table-cell>
          <table:table-cell office:value-type="float" office:value="0.480022509848059" calcext:value-type="float">
            <text:p>0.480022509848059</text:p>
          </table:table-cell>
          <table:table-cell office:value-type="float" office:value="3.48414774274847" calcext:value-type="float">
            <text:p>3.48414774274847</text:p>
          </table:table-cell>
          <table:table-cell office:value-type="float" office:value="39.1049436946563" calcext:value-type="float">
            <text:p>39.1049436946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360858196983" calcext:value-type="float">
            <text:p>0.73360858196983</text:p>
          </table:table-cell>
          <table:table-cell office:value-type="float" office:value="0.407694810134037" calcext:value-type="float">
            <text:p>0.407694810134037</text:p>
          </table:table-cell>
          <table:table-cell office:value-type="float" office:value="18.3683107900517" calcext:value-type="float">
            <text:p>18.3683107900517</text:p>
          </table:table-cell>
          <table:table-cell office:value-type="float" office:value="64.412828159037" calcext:value-type="float">
            <text:p>64.412828159037</text:p>
          </table:table-cell>
          <table:table-cell office:value-type="float" office:value="0.016793893129771" calcext:value-type="float">
            <text:p>0.016793893129771</text:p>
          </table:table-cell>
          <table:table-cell office:value-type="float" office:value="0.983206106870229" calcext:value-type="float">
            <text:p>0.983206106870229</text:p>
          </table:table-cell>
          <table:table-cell office:value-type="float" office:value="2.81758643900005" calcext:value-type="float">
            <text:p>2.81758643900005</text:p>
          </table:table-cell>
          <table:table-cell office:value-type="float" office:value="39.2913626887113" calcext:value-type="float">
            <text:p>39.2913626887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3630086463339" calcext:value-type="float">
            <text:p>0.423630086463339</text:p>
          </table:table-cell>
          <table:table-cell office:value-type="float" office:value="0.711680242565795" calcext:value-type="float">
            <text:p>0.711680242565795</text:p>
          </table:table-cell>
          <table:table-cell office:value-type="float" office:value="21.4496503531821" calcext:value-type="float">
            <text:p>21.4496503531821</text:p>
          </table:table-cell>
          <table:table-cell office:value-type="float" office:value="71.1779512897968" calcext:value-type="float">
            <text:p>71.1779512897968</text:p>
          </table:table-cell>
          <table:table-cell office:value-type="float" office:value="0.453890489913545" calcext:value-type="float">
            <text:p>0.453890489913545</text:p>
          </table:table-cell>
          <table:table-cell office:value-type="float" office:value="0.546109510086455" calcext:value-type="float">
            <text:p>0.546109510086455</text:p>
          </table:table-cell>
          <table:table-cell office:value-type="float" office:value="2.74380487126178" calcext:value-type="float">
            <text:p>2.74380487126178</text:p>
          </table:table-cell>
          <table:table-cell office:value-type="float" office:value="39.3328479275241" calcext:value-type="float">
            <text:p>39.3328479275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6658781553704" calcext:value-type="float">
            <text:p>0.426658781553704</text:p>
          </table:table-cell>
          <table:table-cell office:value-type="float" office:value="0.70385195755692" calcext:value-type="float">
            <text:p>0.70385195755692</text:p>
          </table:table-cell>
          <table:table-cell office:value-type="float" office:value="21.4108574784966" calcext:value-type="float">
            <text:p>21.4108574784966</text:p>
          </table:table-cell>
          <table:table-cell office:value-type="float" office:value="71.0740165345159" calcext:value-type="float">
            <text:p>71.0740165345159</text:p>
          </table:table-cell>
          <table:table-cell office:value-type="float" office:value="0.375299760191846" calcext:value-type="float">
            <text:p>0.375299760191846</text:p>
          </table:table-cell>
          <table:table-cell office:value-type="float" office:value="0.624700239808153" calcext:value-type="float">
            <text:p>0.624700239808153</text:p>
          </table:table-cell>
          <table:table-cell office:value-type="float" office:value="2.7097811761344" calcext:value-type="float">
            <text:p>2.7097811761344</text:p>
          </table:table-cell>
          <table:table-cell office:value-type="float" office:value="39.3723379029274" calcext:value-type="float">
            <text:p>39.3723379029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6862629639509" calcext:value-type="float">
            <text:p>0.166862629639509</text:p>
          </table:table-cell>
          <table:table-cell office:value-type="float" office:value="0.990987779431217" calcext:value-type="float">
            <text:p>0.990987779431217</text:p>
          </table:table-cell>
          <table:table-cell office:value-type="float" office:value="24.3412736197571" calcext:value-type="float">
            <text:p>24.3412736197571</text:p>
          </table:table-cell>
          <table:table-cell office:value-type="float" office:value="77.2860245185074" calcext:value-type="float">
            <text:p>77.2860245185074</text:p>
          </table:table-cell>
          <table:table-cell office:value-type="float" office:value="0.800684345594525" calcext:value-type="float">
            <text:p>0.800684345594525</text:p>
          </table:table-cell>
          <table:table-cell office:value-type="float" office:value="0.199315654405475" calcext:value-type="float">
            <text:p>0.199315654405475</text:p>
          </table:table-cell>
          <table:table-cell office:value-type="float" office:value="4.03959966460891" calcext:value-type="float">
            <text:p>4.03959966460891</text:p>
          </table:table-cell>
          <table:table-cell office:value-type="float" office:value="39.431395825445" calcext:value-type="float">
            <text:p>39.431395825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5142372450368" calcext:value-type="float">
            <text:p>0.355142372450368</text:p>
          </table:table-cell>
          <table:table-cell office:value-type="float" office:value="0.757698659656415" calcext:value-type="float">
            <text:p>0.757698659656415</text:p>
          </table:table-cell>
          <table:table-cell office:value-type="float" office:value="22.1488096390511" calcext:value-type="float">
            <text:p>22.1488096390511</text:p>
          </table:table-cell>
          <table:table-cell office:value-type="float" office:value="72.5641473622874" calcext:value-type="float">
            <text:p>72.5641473622874</text:p>
          </table:table-cell>
          <table:table-cell office:value-type="float" office:value="0.288747346072187" calcext:value-type="float">
            <text:p>0.288747346072187</text:p>
          </table:table-cell>
          <table:table-cell office:value-type="float" office:value="0.711252653927813" calcext:value-type="float">
            <text:p>0.711252653927813</text:p>
          </table:table-cell>
          <table:table-cell office:value-type="float" office:value="2.80093345421922" calcext:value-type="float">
            <text:p>2.80093345421922</text:p>
          </table:table-cell>
          <table:table-cell office:value-type="float" office:value="39.571823042487" calcext:value-type="float">
            <text:p>39.571823042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1798660990934" calcext:value-type="float">
            <text:p>0.971798660990934</text:p>
          </table:table-cell>
          <table:table-cell office:value-type="float" office:value="0.164266537443747" calcext:value-type="float">
            <text:p>0.164266537443747</text:p>
          </table:table-cell>
          <table:table-cell office:value-type="float" office:value="16.2533895229182" calcext:value-type="float">
            <text:p>16.2533895229182</text:p>
          </table:table-cell>
          <table:table-cell office:value-type="float" office:value="59.4081967816351" calcext:value-type="float">
            <text:p>59.4081967816351</text:p>
          </table:table-cell>
          <table:table-cell office:value-type="float" office:value="0.613215859030837" calcext:value-type="float">
            <text:p>0.613215859030837</text:p>
          </table:table-cell>
          <table:table-cell office:value-type="float" office:value="0.386784140969163" calcext:value-type="float">
            <text:p>0.386784140969163</text:p>
          </table:table-cell>
          <table:table-cell office:value-type="float" office:value="3.88550453131012" calcext:value-type="float">
            <text:p>3.88550453131012</text:p>
          </table:table-cell>
          <table:table-cell office:value-type="float" office:value="39.6107241484807" calcext:value-type="float">
            <text:p>39.6107241484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354461936791" calcext:value-type="float">
            <text:p>0.19354461936791</text:p>
          </table:table-cell>
          <table:table-cell office:value-type="float" office:value="0.935507421920749" calcext:value-type="float">
            <text:p>0.935507421920749</text:p>
          </table:table-cell>
          <table:table-cell office:value-type="float" office:value="23.977187462476" calcext:value-type="float">
            <text:p>23.977187462476</text:p>
          </table:table-cell>
          <table:table-cell office:value-type="float" office:value="76.428964277793" calcext:value-type="float">
            <text:p>76.428964277793</text:p>
          </table:table-cell>
          <table:table-cell office:value-type="float" office:value="0.894545454545455" calcext:value-type="float">
            <text:p>0.894545454545455</text:p>
          </table:table-cell>
          <table:table-cell office:value-type="float" office:value="0.105454545454545" calcext:value-type="float">
            <text:p>0.105454545454545</text:p>
          </table:table-cell>
          <table:table-cell office:value-type="float" office:value="3.6505346246203" calcext:value-type="float">
            <text:p>3.6505346246203</text:p>
          </table:table-cell>
          <table:table-cell office:value-type="float" office:value="39.6221132432685" calcext:value-type="float">
            <text:p>39.6221132432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653339098003" calcext:value-type="float">
            <text:p>0.34653339098003</text:p>
          </table:table-cell>
          <table:table-cell office:value-type="float" office:value="0.746787331733501" calcext:value-type="float">
            <text:p>0.746787331733501</text:p>
          </table:table-cell>
          <table:table-cell office:value-type="float" office:value="22.2124428001015" calcext:value-type="float">
            <text:p>22.2124428001015</text:p>
          </table:table-cell>
          <table:table-cell office:value-type="float" office:value="72.6139664446223" calcext:value-type="float">
            <text:p>72.6139664446223</text:p>
          </table:table-cell>
          <table:table-cell office:value-type="float" office:value="0.326071679550246" calcext:value-type="float">
            <text:p>0.326071679550246</text:p>
          </table:table-cell>
          <table:table-cell office:value-type="float" office:value="0.673928320449754" calcext:value-type="float">
            <text:p>0.673928320449754</text:p>
          </table:table-cell>
          <table:table-cell office:value-type="float" office:value="2.71110683960704" calcext:value-type="float">
            <text:p>2.71110683960704</text:p>
          </table:table-cell>
          <table:table-cell office:value-type="float" office:value="39.7445694827665" calcext:value-type="float">
            <text:p>39.7445694827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1969346616737" calcext:value-type="float">
            <text:p>0.841969346616737</text:p>
          </table:table-cell>
          <table:table-cell office:value-type="float" office:value="0.249451673972547" calcext:value-type="float">
            <text:p>0.249451673972547</text:p>
          </table:table-cell>
          <table:table-cell office:value-type="float" office:value="17.3514450521226" calcext:value-type="float">
            <text:p>17.3514450521226</text:p>
          </table:table-cell>
          <table:table-cell office:value-type="float" office:value="61.7963390162574" calcext:value-type="float">
            <text:p>61.7963390162574</text:p>
          </table:table-cell>
          <table:table-cell office:value-type="float" office:value="0.518010291595197" calcext:value-type="float">
            <text:p>0.518010291595197</text:p>
          </table:table-cell>
          <table:table-cell office:value-type="float" office:value="0.481989708404803" calcext:value-type="float">
            <text:p>0.481989708404803</text:p>
          </table:table-cell>
          <table:table-cell office:value-type="float" office:value="3.08455407315968" calcext:value-type="float">
            <text:p>3.08455407315968</text:p>
          </table:table-cell>
          <table:table-cell office:value-type="float" office:value="39.8569283123971" calcext:value-type="float">
            <text:p>39.8569283123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4831447535438" calcext:value-type="float">
            <text:p>0.124831447535438</text:p>
          </table:table-cell>
          <table:table-cell office:value-type="float" office:value="0.974270801421707" calcext:value-type="float">
            <text:p>0.974270801421707</text:p>
          </table:table-cell>
          <table:table-cell office:value-type="float" office:value="24.7164720094423" calcext:value-type="float">
            <text:p>24.7164720094423</text:p>
          </table:table-cell>
          <table:table-cell office:value-type="float" office:value="77.8131081327599" calcext:value-type="float">
            <text:p>77.8131081327599</text:p>
          </table:table-cell>
          <table:table-cell office:value-type="float" office:value="0.143518518518519" calcext:value-type="float">
            <text:p>0.143518518518519</text:p>
          </table:table-cell>
          <table:table-cell office:value-type="float" office:value="0.856481481481482" calcext:value-type="float">
            <text:p>0.856481481481482</text:p>
          </table:table-cell>
          <table:table-cell office:value-type="float" office:value="3.85914593918675" calcext:value-type="float">
            <text:p>3.85914593918675</text:p>
          </table:table-cell>
          <table:table-cell office:value-type="float" office:value="39.9737639952252" calcext:value-type="float">
            <text:p>39.9737639952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0618039487155" calcext:value-type="float">
            <text:p>0.470618039487155</text:p>
          </table:table-cell>
          <table:table-cell office:value-type="float" office:value="0.587485195022941" calcext:value-type="float">
            <text:p>0.587485195022941</text:p>
          </table:table-cell>
          <table:table-cell office:value-type="float" office:value="20.8604397985903" calcext:value-type="float">
            <text:p>20.8604397985903</text:p>
          </table:table-cell>
          <table:table-cell office:value-type="float" office:value="69.5616427318051" calcext:value-type="float">
            <text:p>69.5616427318051</text:p>
          </table:table-cell>
          <table:table-cell office:value-type="float" office:value="0.548492257538712" calcext:value-type="float">
            <text:p>0.548492257538712</text:p>
          </table:table-cell>
          <table:table-cell office:value-type="float" office:value="0.451507742461288" calcext:value-type="float">
            <text:p>0.451507742461288</text:p>
          </table:table-cell>
          <table:table-cell office:value-type="float" office:value="2.26648077384751" calcext:value-type="float">
            <text:p>2.26648077384751</text:p>
          </table:table-cell>
          <table:table-cell office:value-type="float" office:value="39.9855878483609" calcext:value-type="float">
            <text:p>39.9855878483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1587154407322" calcext:value-type="float">
            <text:p>0.581587154407322</text:p>
          </table:table-cell>
          <table:table-cell office:value-type="float" office:value="0.463242976435101" calcext:value-type="float">
            <text:p>0.463242976435101</text:p>
          </table:table-cell>
          <table:table-cell office:value-type="float" office:value="19.7369661293148" calcext:value-type="float">
            <text:p>19.7369661293148</text:p>
          </table:table-cell>
          <table:table-cell office:value-type="float" office:value="67.0269010614815" calcext:value-type="float">
            <text:p>67.0269010614815</text:p>
          </table:table-cell>
          <table:table-cell office:value-type="float" office:value="0.249727371864776" calcext:value-type="float">
            <text:p>0.249727371864776</text:p>
          </table:table-cell>
          <table:table-cell office:value-type="float" office:value="0.750272628135224" calcext:value-type="float">
            <text:p>0.750272628135224</text:p>
          </table:table-cell>
          <table:table-cell office:value-type="float" office:value="2.21135069355223" calcext:value-type="float">
            <text:p>2.21135069355223</text:p>
          </table:table-cell>
          <table:table-cell office:value-type="float" office:value="40.1045363649638" calcext:value-type="float">
            <text:p>40.10453636496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6934202160232" calcext:value-type="float">
            <text:p>0.376934202160232</text:p>
          </table:table-cell>
          <table:table-cell office:value-type="float" office:value="0.667175092228747" calcext:value-type="float">
            <text:p>0.667175092228747</text:p>
          </table:table-cell>
          <table:table-cell office:value-type="float" office:value="21.8178599748463" calcext:value-type="float">
            <text:p>21.8178599748463</text:p>
          </table:table-cell>
          <table:table-cell office:value-type="float" office:value="71.5593053152574" calcext:value-type="float">
            <text:p>71.5593053152574</text:p>
          </table:table-cell>
          <table:table-cell office:value-type="float" office:value="0.0820668693009119" calcext:value-type="float">
            <text:p>0.082066869300912</text:p>
          </table:table-cell>
          <table:table-cell office:value-type="float" office:value="0.917933130699088" calcext:value-type="float">
            <text:p>0.917933130699088</text:p>
          </table:table-cell>
          <table:table-cell office:value-type="float" office:value="2.34880798579443" calcext:value-type="float">
            <text:p>2.34880798579443</text:p>
          </table:table-cell>
          <table:table-cell office:value-type="float" office:value="40.1461090525588" calcext:value-type="float">
            <text:p>40.146109052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2309907072578" calcext:value-type="float">
            <text:p>0.272309907072578</text:p>
          </table:table-cell>
          <table:table-cell office:value-type="float" office:value="0.756094225122034" calcext:value-type="float">
            <text:p>0.756094225122034</text:p>
          </table:table-cell>
          <table:table-cell office:value-type="float" office:value="22.922732092027" calcext:value-type="float">
            <text:p>22.922732092027</text:p>
          </table:table-cell>
          <table:table-cell office:value-type="float" office:value="73.8254380003237" calcext:value-type="float">
            <text:p>73.8254380003237</text:p>
          </table:table-cell>
          <table:table-cell office:value-type="float" office:value="0.0469897209985316" calcext:value-type="float">
            <text:p>0.046989720998532</text:p>
          </table:table-cell>
          <table:table-cell office:value-type="float" office:value="0.953010279001468" calcext:value-type="float">
            <text:p>0.953010279001468</text:p>
          </table:table-cell>
          <table:table-cell office:value-type="float" office:value="2.58332465101106" calcext:value-type="float">
            <text:p>2.58332465101106</text:p>
          </table:table-cell>
          <table:table-cell office:value-type="float" office:value="40.3617898408067" calcext:value-type="float">
            <text:p>40.361789840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239727350243" calcext:value-type="float">
            <text:p>0.32239727350243</text:p>
          </table:table-cell>
          <table:table-cell office:value-type="float" office:value="0.692714377077891" calcext:value-type="float">
            <text:p>0.692714377077891</text:p>
          </table:table-cell>
          <table:table-cell office:value-type="float" office:value="22.3598204751479" calcext:value-type="float">
            <text:p>22.3598204751479</text:p>
          </table:table-cell>
          <table:table-cell office:value-type="float" office:value="72.5817230966007" calcext:value-type="float">
            <text:p>72.5817230966007</text:p>
          </table:table-cell>
          <table:table-cell office:value-type="float" office:value="0.152872444011685" calcext:value-type="float">
            <text:p>0.152872444011685</text:p>
          </table:table-cell>
          <table:table-cell office:value-type="float" office:value="0.847127555988315" calcext:value-type="float">
            <text:p>0.847127555988315</text:p>
          </table:table-cell>
          <table:table-cell office:value-type="float" office:value="2.33517284068884" calcext:value-type="float">
            <text:p>2.33517284068884</text:p>
          </table:table-cell>
          <table:table-cell office:value-type="float" office:value="40.432676704369" calcext:value-type="float">
            <text:p>40.432676704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98392987767755" calcext:value-type="float">
            <text:p>0.059839298776776</text:p>
          </table:table-cell>
          <table:table-cell office:value-type="float" office:value="0.983906337668831" calcext:value-type="float">
            <text:p>0.983906337668831</text:p>
          </table:table-cell>
          <table:table-cell office:value-type="float" office:value="25.3732594352152" calcext:value-type="float">
            <text:p>25.3732594352152</text:p>
          </table:table-cell>
          <table:table-cell office:value-type="float" office:value="78.9176616685676" calcext:value-type="float">
            <text:p>78.9176616685676</text:p>
          </table:table-cell>
          <table:table-cell office:value-type="float" office:value="0.569200779727095" calcext:value-type="float">
            <text:p>0.569200779727095</text:p>
          </table:table-cell>
          <table:table-cell office:value-type="float" office:value="0.430799220272905" calcext:value-type="float">
            <text:p>0.430799220272905</text:p>
          </table:table-cell>
          <table:table-cell office:value-type="float" office:value="3.88660969193195" calcext:value-type="float">
            <text:p>3.88660969193195</text:p>
          </table:table-cell>
          <table:table-cell office:value-type="float" office:value="40.5341960585269" calcext:value-type="float">
            <text:p>40.5341960585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5834057739358" calcext:value-type="float">
            <text:p>0.645834057739358</text:p>
          </table:table-cell>
          <table:table-cell office:value-type="float" office:value="0.345332434757739" calcext:value-type="float">
            <text:p>0.345332434757739</text:p>
          </table:table-cell>
          <table:table-cell office:value-type="float" office:value="19.0780155432382" calcext:value-type="float">
            <text:p>19.0780155432382</text:p>
          </table:table-cell>
          <table:table-cell office:value-type="float" office:value="65.2750058053485" calcext:value-type="float">
            <text:p>65.2750058053485</text:p>
          </table:table-cell>
          <table:table-cell office:value-type="float" office:value="0.397463002114165" calcext:value-type="float">
            <text:p>0.397463002114165</text:p>
          </table:table-cell>
          <table:table-cell office:value-type="float" office:value="0.602536997885835" calcext:value-type="float">
            <text:p>0.602536997885835</text:p>
          </table:table-cell>
          <table:table-cell office:value-type="float" office:value="2.14542448252717" calcext:value-type="float">
            <text:p>2.14542448252717</text:p>
          </table:table-cell>
          <table:table-cell office:value-type="float" office:value="40.6246911956608" calcext:value-type="float">
            <text:p>40.6246911956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0189013623902" calcext:value-type="float">
            <text:p>0.790189013623902</text:p>
          </table:table-cell>
          <table:table-cell office:value-type="float" office:value="0.202105525664244" calcext:value-type="float">
            <text:p>0.202105525664244</text:p>
          </table:table-cell>
          <table:table-cell office:value-type="float" office:value="17.7633551845169" calcext:value-type="float">
            <text:p>17.7633551845169</text:p>
          </table:table-cell>
          <table:table-cell office:value-type="float" office:value="62.234854256759" calcext:value-type="float">
            <text:p>62.234854256759</text:p>
          </table:table-cell>
          <table:table-cell office:value-type="float" office:value="0.383668903803132" calcext:value-type="float">
            <text:p>0.383668903803132</text:p>
          </table:table-cell>
          <table:table-cell office:value-type="float" office:value="0.616331096196868" calcext:value-type="float">
            <text:p>0.616331096196868</text:p>
          </table:table-cell>
          <table:table-cell office:value-type="float" office:value="2.66098128302374" calcext:value-type="float">
            <text:p>2.66098128302374</text:p>
          </table:table-cell>
          <table:table-cell office:value-type="float" office:value="40.7422999278745" calcext:value-type="float">
            <text:p>40.7422999278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8047600826538" calcext:value-type="float">
            <text:p>0.408047600826538</text:p>
          </table:table-cell>
          <table:table-cell office:value-type="float" office:value="0.559473481848756" calcext:value-type="float">
            <text:p>0.559473481848756</text:p>
          </table:table-cell>
          <table:table-cell office:value-type="float" office:value="21.3990374131669" calcext:value-type="float">
            <text:p>21.3990374131669</text:p>
          </table:table-cell>
          <table:table-cell office:value-type="float" office:value="70.3075926993002" calcext:value-type="float">
            <text:p>70.3075926993002</text:p>
          </table:table-cell>
          <table:table-cell office:value-type="float" office:value="0.085650723025584" calcext:value-type="float">
            <text:p>0.085650723025584</text:p>
          </table:table-cell>
          <table:table-cell office:value-type="float" office:value="0.914349276974416" calcext:value-type="float">
            <text:p>0.914349276974416</text:p>
          </table:table-cell>
          <table:table-cell office:value-type="float" office:value="1.91805368572905" calcext:value-type="float">
            <text:p>1.91805368572905</text:p>
          </table:table-cell>
          <table:table-cell office:value-type="float" office:value="40.8043025946793" calcext:value-type="float">
            <text:p>40.8043025946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5072062329878" calcext:value-type="float">
            <text:p>0.215072062329878</text:p>
          </table:table-cell>
          <table:table-cell office:value-type="float" office:value="0.763383928375596" calcext:value-type="float">
            <text:p>0.763383928375596</text:p>
          </table:table-cell>
          <table:table-cell office:value-type="float" office:value="23.4782903907982" calcext:value-type="float">
            <text:p>23.4782903907982</text:p>
          </table:table-cell>
          <table:table-cell office:value-type="float" office:value="74.7681615870725" calcext:value-type="float">
            <text:p>74.7681615870725</text:p>
          </table:table-cell>
          <table:table-cell office:value-type="float" office:value="0.831421006178288" calcext:value-type="float">
            <text:p>0.831421006178288</text:p>
          </table:table-cell>
          <table:table-cell office:value-type="float" office:value="0.168578993821712" calcext:value-type="float">
            <text:p>0.168578993821712</text:p>
          </table:table-cell>
          <table:table-cell office:value-type="float" office:value="2.51604405638794" calcext:value-type="float">
            <text:p>2.51604405638794</text:p>
          </table:table-cell>
          <table:table-cell office:value-type="float" office:value="40.8444511070423" calcext:value-type="float">
            <text:p>40.84445110704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8541548708434" calcext:value-type="float">
            <text:p>0.918541548708434</text:p>
          </table:table-cell>
          <table:table-cell office:value-type="float" office:value="0.0810269857543522" calcext:value-type="float">
            <text:p>0.081026985754352</text:p>
          </table:table-cell>
          <table:table-cell office:value-type="float" office:value="16.6648684620398" calcext:value-type="float">
            <text:p>16.6648684620398</text:p>
          </table:table-cell>
          <table:table-cell office:value-type="float" office:value="59.6397810843153" calcext:value-type="float">
            <text:p>59.6397810843153</text:p>
          </table:table-cell>
          <table:table-cell office:value-type="float" office:value="0.171597633136095" calcext:value-type="float">
            <text:p>0.171597633136095</text:p>
          </table:table-cell>
          <table:table-cell office:value-type="float" office:value="0.828402366863905" calcext:value-type="float">
            <text:p>0.828402366863905</text:p>
          </table:table-cell>
          <table:table-cell office:value-type="float" office:value="3.4011357964965" calcext:value-type="float">
            <text:p>3.4011357964965</text:p>
          </table:table-cell>
          <table:table-cell office:value-type="float" office:value="40.8545986044963" calcext:value-type="float">
            <text:p>40.8545986044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0826144494386" calcext:value-type="float">
            <text:p>0.570826144494386</text:p>
          </table:table-cell>
          <table:table-cell office:value-type="float" office:value="0.391272288775436" calcext:value-type="float">
            <text:p>0.391272288775436</text:p>
          </table:table-cell>
          <table:table-cell office:value-type="float" office:value="19.770675046258" calcext:value-type="float">
            <text:p>19.770675046258</text:p>
          </table:table-cell>
          <table:table-cell office:value-type="float" office:value="66.6933519119444" calcext:value-type="float">
            <text:p>66.6933519119444</text:p>
          </table:table-cell>
          <table:table-cell office:value-type="float" office:value="0.594957983193277" calcext:value-type="float">
            <text:p>0.594957983193277</text:p>
          </table:table-cell>
          <table:table-cell office:value-type="float" office:value="0.405042016806723" calcext:value-type="float">
            <text:p>0.405042016806723</text:p>
          </table:table-cell>
          <table:table-cell office:value-type="float" office:value="1.91574596480757" calcext:value-type="float">
            <text:p>1.91574596480757</text:p>
          </table:table-cell>
          <table:table-cell office:value-type="float" office:value="40.8579521585037" calcext:value-type="float">
            <text:p>40.8579521585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3105371328" calcext:value-type="float">
            <text:p>0.943105371328</text:p>
          </table:table-cell>
          <table:table-cell office:value-type="float" office:value="0.057596854543482" calcext:value-type="float">
            <text:p>0.057596854543482</text:p>
          </table:table-cell>
          <table:table-cell office:value-type="float" office:value="16.461711425801" calcext:value-type="float">
            <text:p>16.461711425801</text:p>
          </table:table-cell>
          <table:table-cell office:value-type="float" office:value="59.1486603250939" calcext:value-type="float">
            <text:p>59.1486603250939</text:p>
          </table:table-cell>
          <table:table-cell office:value-type="float" office:value="0.62625" calcext:value-type="float">
            <text:p>0.62625</text:p>
          </table:table-cell>
          <table:table-cell office:value-type="float" office:value="0.37375" calcext:value-type="float">
            <text:p>0.37375</text:p>
          </table:table-cell>
          <table:table-cell office:value-type="float" office:value="3.57106055632411" calcext:value-type="float">
            <text:p>3.57106055632411</text:p>
          </table:table-cell>
          <table:table-cell office:value-type="float" office:value="40.8857428803662" calcext:value-type="float">
            <text:p>40.8857428803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7712084347679" calcext:value-type="float">
            <text:p>0.617712084347679</text:p>
          </table:table-cell>
          <table:table-cell office:value-type="float" office:value="0.337366539886933" calcext:value-type="float">
            <text:p>0.337366539886933</text:p>
          </table:table-cell>
          <table:table-cell office:value-type="float" office:value="19.3182635579076" calcext:value-type="float">
            <text:p>19.3182635579076</text:p>
          </table:table-cell>
          <table:table-cell office:value-type="float" office:value="65.6361902911432" calcext:value-type="float">
            <text:p>65.6361902911432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1.98153760553774" calcext:value-type="float">
            <text:p>1.98153760553774</text:p>
          </table:table-cell>
          <table:table-cell office:value-type="float" office:value="40.9445981590383" calcext:value-type="float">
            <text:p>40.9445981590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22230447866149" calcext:value-type="float">
            <text:p>0.092223044786615</text:p>
          </table:table-cell>
          <table:table-cell office:value-type="float" office:value="0.891427362229991" calcext:value-type="float">
            <text:p>0.891427362229991</text:p>
          </table:table-cell>
          <table:table-cell office:value-type="float" office:value="24.8809173842559" calcext:value-type="float">
            <text:p>24.8809173842559</text:p>
          </table:table-cell>
          <table:table-cell office:value-type="float" office:value="77.6761432889161" calcext:value-type="float">
            <text:p>77.6761432889161</text:p>
          </table:table-cell>
          <table:table-cell office:value-type="float" office:value="0.686158401184308" calcext:value-type="float">
            <text:p>0.686158401184308</text:p>
          </table:table-cell>
          <table:table-cell office:value-type="float" office:value="0.313841598815692" calcext:value-type="float">
            <text:p>0.313841598815692</text:p>
          </table:table-cell>
          <table:table-cell office:value-type="float" office:value="3.21259132848814" calcext:value-type="float">
            <text:p>3.21259132848814</text:p>
          </table:table-cell>
          <table:table-cell office:value-type="float" office:value="40.966643761956" calcext:value-type="float">
            <text:p>40.966643761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900326322702" calcext:value-type="float">
            <text:p>0.99900326322702</text:p>
          </table:table-cell>
          <table:table-cell office:value-type="float" office:value="0.000563127867977187" calcext:value-type="float">
            <text:p>0.000563127867977</text:p>
          </table:table-cell>
          <table:table-cell office:value-type="float" office:value="16.007975204781" calcext:value-type="float">
            <text:p>16.007975204781</text:p>
          </table:table-cell>
          <table:table-cell office:value-type="float" office:value="58.0173343926268" calcext:value-type="float">
            <text:p>58.0173343926268</text:p>
          </table:table-cell>
          <table:table-cell office:value-type="float" office:value="0.0532359081419624" calcext:value-type="float">
            <text:p>0.053235908141962</text:p>
          </table:table-cell>
          <table:table-cell office:value-type="float" office:value="0.946764091858038" calcext:value-type="float">
            <text:p>0.946764091858038</text:p>
          </table:table-cell>
          <table:table-cell office:value-type="float" office:value="3.99203134820492" calcext:value-type="float">
            <text:p>3.99203134820492</text:p>
          </table:table-cell>
          <table:table-cell office:value-type="float" office:value="41.0023439261013" calcext:value-type="float">
            <text:p>41.0023439261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748983283697" calcext:value-type="float">
            <text:p>0.24748983283697</text:p>
          </table:table-cell>
          <table:table-cell office:value-type="float" office:value="0.705749891070512" calcext:value-type="float">
            <text:p>0.705749891070512</text:p>
          </table:table-cell>
          <table:table-cell office:value-type="float" office:value="23.084435797734" calcext:value-type="float">
            <text:p>23.084435797734</text:p>
          </table:table-cell>
          <table:table-cell office:value-type="float" office:value="73.8339961471353" calcext:value-type="float">
            <text:p>73.8339961471353</text:p>
          </table:table-cell>
          <table:table-cell office:value-type="float" office:value="0.396739130434783" calcext:value-type="float">
            <text:p>0.396739130434783</text:p>
          </table:table-cell>
          <table:table-cell office:value-type="float" office:value="0.603260869565217" calcext:value-type="float">
            <text:p>0.603260869565217</text:p>
          </table:table-cell>
          <table:table-cell office:value-type="float" office:value="2.23733650441484" calcext:value-type="float">
            <text:p>2.23733650441484</text:p>
          </table:table-cell>
          <table:table-cell office:value-type="float" office:value="41.0269368870289" calcext:value-type="float">
            <text:p>41.02693688702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43692556522892" calcext:value-type="float">
            <text:p>0.084369255652289</text:p>
          </table:table-cell>
          <table:table-cell office:value-type="float" office:value="0.890135334937949" calcext:value-type="float">
            <text:p>0.890135334937949</text:p>
          </table:table-cell>
          <table:table-cell office:value-type="float" office:value="24.9557665292815" calcext:value-type="float">
            <text:p>24.9557665292815</text:p>
          </table:table-cell>
          <table:table-cell office:value-type="float" office:value="77.7903630049955" calcext:value-type="float">
            <text:p>77.7903630049955</text:p>
          </table:table-cell>
          <table:table-cell office:value-type="float" office:value="0.380281690140845" calcext:value-type="float">
            <text:p>0.380281690140845</text:p>
          </table:table-cell>
          <table:table-cell office:value-type="float" office:value="0.619718309859155" calcext:value-type="float">
            <text:p>0.619718309859155</text:p>
          </table:table-cell>
          <table:table-cell office:value-type="float" office:value="3.19783634321766" calcext:value-type="float">
            <text:p>3.19783634321766</text:p>
          </table:table-cell>
          <table:table-cell office:value-type="float" office:value="41.054413179902" calcext:value-type="float">
            <text:p>41.0544131799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909488452069" calcext:value-type="float">
            <text:p>0.87909488452069</text:p>
          </table:table-cell>
          <table:table-cell office:value-type="float" office:value="0.0607431740076212" calcext:value-type="float">
            <text:p>0.060743174007621</text:p>
          </table:table-cell>
          <table:table-cell office:value-type="float" office:value="16.9855487039721" calcext:value-type="float">
            <text:p>16.9855487039721</text:p>
          </table:table-cell>
          <table:table-cell office:value-type="float" office:value="60.0754384408937" calcext:value-type="float">
            <text:p>60.0754384408937</text:p>
          </table:table-cell>
          <table:table-cell office:value-type="float" office:value="0.522134627046695" calcext:value-type="float">
            <text:p>0.522134627046695</text:p>
          </table:table-cell>
          <table:table-cell office:value-type="float" office:value="0.477865372953305" calcext:value-type="float">
            <text:p>0.477865372953305</text:p>
          </table:table-cell>
          <table:table-cell office:value-type="float" office:value="3.10599019671586" calcext:value-type="float">
            <text:p>3.10599019671586</text:p>
          </table:table-cell>
          <table:table-cell office:value-type="float" office:value="41.3781169638959" calcext:value-type="float">
            <text:p>41.37811696389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0060062741336" calcext:value-type="float">
            <text:p>0.110060062741336</text:p>
          </table:table-cell>
          <table:table-cell office:value-type="float" office:value="0.812561034663233" calcext:value-type="float">
            <text:p>0.812561034663233</text:p>
          </table:table-cell>
          <table:table-cell office:value-type="float" office:value="24.5717680250503" calcext:value-type="float">
            <text:p>24.5717680250503</text:p>
          </table:table-cell>
          <table:table-cell office:value-type="float" office:value="76.7867738565816" calcext:value-type="float">
            <text:p>76.7867738565816</text:p>
          </table:table-cell>
          <table:table-cell office:value-type="float" office:value="0.632267441860465" calcext:value-type="float">
            <text:p>0.632267441860465</text:p>
          </table:table-cell>
          <table:table-cell office:value-type="float" office:value="0.367732558139535" calcext:value-type="float">
            <text:p>0.367732558139535</text:p>
          </table:table-cell>
          <table:table-cell office:value-type="float" office:value="2.68947460985444" calcext:value-type="float">
            <text:p>2.68947460985444</text:p>
          </table:table-cell>
          <table:table-cell office:value-type="float" office:value="41.4461576784179" calcext:value-type="float">
            <text:p>41.4461576784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4602178040943" calcext:value-type="float">
            <text:p>0.294602178040943</text:p>
          </table:table-cell>
          <table:table-cell office:value-type="float" office:value="0.606117990726693" calcext:value-type="float">
            <text:p>0.606117990726693</text:p>
          </table:table-cell>
          <table:table-cell office:value-type="float" office:value="22.5081476815796" calcext:value-type="float">
            <text:p>22.5081476815796</text:p>
          </table:table-cell>
          <table:table-cell office:value-type="float" office:value="72.3772425576941" calcext:value-type="float">
            <text:p>72.3772425576941</text:p>
          </table:table-cell>
          <table:table-cell office:value-type="float" office:value="0.317541613316261" calcext:value-type="float">
            <text:p>0.317541613316261</text:p>
          </table:table-cell>
          <table:table-cell office:value-type="float" office:value="0.682458386683739" calcext:value-type="float">
            <text:p>0.682458386683739</text:p>
          </table:table-cell>
          <table:table-cell office:value-type="float" office:value="1.81667784795613" calcext:value-type="float">
            <text:p>1.81667784795613</text:p>
          </table:table-cell>
          <table:table-cell office:value-type="float" office:value="41.4469677743127" calcext:value-type="float">
            <text:p>41.4469677743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7058927620368" calcext:value-type="float">
            <text:p>0.837058927620368</text:p>
          </table:table-cell>
          <table:table-cell office:value-type="float" office:value="0.0856821031463146" calcext:value-type="float">
            <text:p>0.085682103146315</text:p>
          </table:table-cell>
          <table:table-cell office:value-type="float" office:value="17.3374197949048" calcext:value-type="float">
            <text:p>17.3374197949048</text:p>
          </table:table-cell>
          <table:table-cell office:value-type="float" office:value="60.8291588480605" calcext:value-type="float">
            <text:p>60.8291588480605</text:p>
          </table:table-cell>
          <table:table-cell office:value-type="float" office:value="0.522810218978102" calcext:value-type="float">
            <text:p>0.522810218978102</text:p>
          </table:table-cell>
          <table:table-cell office:value-type="float" office:value="0.477189781021898" calcext:value-type="float">
            <text:p>0.477189781021898</text:p>
          </table:table-cell>
          <table:table-cell office:value-type="float" office:value="2.83203628443415" calcext:value-type="float">
            <text:p>2.83203628443415</text:p>
          </table:table-cell>
          <table:table-cell office:value-type="float" office:value="41.4805987634417" calcext:value-type="float">
            <text:p>41.48059876344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1411082201314" calcext:value-type="float">
            <text:p>0.481411082201314</text:p>
          </table:table-cell>
          <table:table-cell office:value-type="float" office:value="0.403756730052017" calcext:value-type="float">
            <text:p>0.403756730052017</text:p>
          </table:table-cell>
          <table:table-cell office:value-type="float" office:value="20.5806653051154" calcext:value-type="float">
            <text:p>20.5806653051154</text:p>
          </table:table-cell>
          <table:table-cell office:value-type="float" office:value="68.1147391922196" calcext:value-type="float">
            <text:p>68.1147391922196</text:p>
          </table:table-cell>
          <table:table-cell office:value-type="float" office:value="0.633928571428571" calcext:value-type="float">
            <text:p>0.633928571428571</text:p>
          </table:table-cell>
          <table:table-cell office:value-type="float" office:value="0.366071428571429" calcext:value-type="float">
            <text:p>0.366071428571429</text:p>
          </table:table-cell>
          <table:table-cell office:value-type="float" office:value="1.57910450851415" calcext:value-type="float">
            <text:p>1.57910450851415</text:p>
          </table:table-cell>
          <table:table-cell office:value-type="float" office:value="41.5430980045952" calcext:value-type="float">
            <text:p>41.5430980045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7299143685001" calcext:value-type="float">
            <text:p>0.757299143685001</text:p>
          </table:table-cell>
          <table:table-cell office:value-type="float" office:value="0.142356514400925" calcext:value-type="float">
            <text:p>0.142356514400925</text:p>
          </table:table-cell>
          <table:table-cell office:value-type="float" office:value="18.0207759333684" calcext:value-type="float">
            <text:p>18.0207759333684</text:p>
          </table:table-cell>
          <table:table-cell office:value-type="float" office:value="62.331120157664" calcext:value-type="float">
            <text:p>62.331120157664</text:p>
          </table:table-cell>
          <table:table-cell office:value-type="float" office:value="0.377707006369427" calcext:value-type="float">
            <text:p>0.377707006369427</text:p>
          </table:table-cell>
          <table:table-cell office:value-type="float" office:value="0.622292993630573" calcext:value-type="float">
            <text:p>0.622292993630573</text:p>
          </table:table-cell>
          <table:table-cell office:value-type="float" office:value="2.37506948087366" calcext:value-type="float">
            <text:p>2.37506948087366</text:p>
          </table:table-cell>
          <table:table-cell office:value-type="float" office:value="41.5972107893592" calcext:value-type="float">
            <text:p>41.5972107893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60686562340973" calcext:value-type="float">
            <text:p>0.096068656234097</text:p>
          </table:table-cell>
          <table:table-cell office:value-type="float" office:value="0.798218617658707" calcext:value-type="float">
            <text:p>0.798218617658707</text:p>
          </table:table-cell>
          <table:table-cell office:value-type="float" office:value="24.6856955859466" calcext:value-type="float">
            <text:p>24.6856955859466</text:p>
          </table:table-cell>
          <table:table-cell office:value-type="float" office:value="76.8985953544943" calcext:value-type="float">
            <text:p>76.8985953544943</text:p>
          </table:table-cell>
          <table:table-cell office:value-type="float" office:value="0.115915363385465" calcext:value-type="float">
            <text:p>0.115915363385465</text:p>
          </table:table-cell>
          <table:table-cell office:value-type="float" office:value="0.884084636614535" calcext:value-type="float">
            <text:p>0.884084636614535</text:p>
          </table:table-cell>
          <table:table-cell office:value-type="float" office:value="2.58552859315041" calcext:value-type="float">
            <text:p>2.58552859315041</text:p>
          </table:table-cell>
          <table:table-cell office:value-type="float" office:value="41.7035094093596" calcext:value-type="float">
            <text:p>41.70350940935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9882097529724" calcext:value-type="float">
            <text:p>0.249882097529724</text:p>
          </table:table-cell>
          <table:table-cell office:value-type="float" office:value="0.609074454641954" calcext:value-type="float">
            <text:p>0.609074454641954</text:p>
          </table:table-cell>
          <table:table-cell office:value-type="float" office:value="22.934591778666" calcext:value-type="float">
            <text:p>22.934591778666</text:p>
          </table:table-cell>
          <table:table-cell office:value-type="float" office:value="73.0897459213394" calcext:value-type="float">
            <text:p>73.0897459213394</text:p>
          </table:table-cell>
          <table:table-cell office:value-type="float" office:value="0.125570776255708" calcext:value-type="float">
            <text:p>0.125570776255708</text:p>
          </table:table-cell>
          <table:table-cell office:value-type="float" office:value="0.874429223744292" calcext:value-type="float">
            <text:p>0.874429223744292</text:p>
          </table:table-cell>
          <table:table-cell office:value-type="float" office:value="1.73365101585299" calcext:value-type="float">
            <text:p>1.73365101585299</text:p>
          </table:table-cell>
          <table:table-cell office:value-type="float" office:value="41.8438472322465" calcext:value-type="float">
            <text:p>41.84384723224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38771481131764" calcext:value-type="float">
            <text:p>0.023877148113176</text:p>
          </table:table-cell>
          <table:table-cell office:value-type="float" office:value="0.843499188140655" calcext:value-type="float">
            <text:p>0.843499188140655</text:p>
          </table:table-cell>
          <table:table-cell office:value-type="float" office:value="25.4732895174642" calcext:value-type="float">
            <text:p>25.4732895174642</text:p>
          </table:table-cell>
          <table:table-cell office:value-type="float" office:value="78.3910217576291" calcext:value-type="float">
            <text:p>78.3910217576291</text:p>
          </table:table-cell>
          <table:table-cell office:value-type="float" office:value="0.201458523245214" calcext:value-type="float">
            <text:p>0.201458523245214</text:p>
          </table:table-cell>
          <table:table-cell office:value-type="float" office:value="0.798541476754786" calcext:value-type="float">
            <text:p>0.798541476754786</text:p>
          </table:table-cell>
          <table:table-cell office:value-type="float" office:value="2.84824399438385" calcext:value-type="float">
            <text:p>2.84824399438385</text:p>
          </table:table-cell>
          <table:table-cell office:value-type="float" office:value="42.0382976360577" calcext:value-type="float">
            <text:p>42.0382976360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1539006039914" calcext:value-type="float">
            <text:p>0.351539006039914</text:p>
          </table:table-cell>
          <table:table-cell office:value-type="float" office:value="0.475816051606748" calcext:value-type="float">
            <text:p>0.475816051606748</text:p>
          </table:table-cell>
          <table:table-cell office:value-type="float" office:value="21.834590527335" calcext:value-type="float">
            <text:p>21.834590527335</text:p>
          </table:table-cell>
          <table:table-cell office:value-type="float" office:value="70.580252800736" calcext:value-type="float">
            <text:p>70.580252800736</text:p>
          </table:table-cell>
          <table:table-cell office:value-type="float" office:value="0.806282722513089" calcext:value-type="float">
            <text:p>0.806282722513089</text:p>
          </table:table-cell>
          <table:table-cell office:value-type="float" office:value="0.193717277486911" calcext:value-type="float">
            <text:p>0.193717277486911</text:p>
          </table:table-cell>
          <table:table-cell office:value-type="float" office:value="1.39992235093667" calcext:value-type="float">
            <text:p>1.39992235093667</text:p>
          </table:table-cell>
          <table:table-cell office:value-type="float" office:value="42.0764300112675" calcext:value-type="float">
            <text:p>42.0764300112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3473353794699" calcext:value-type="float">
            <text:p>0.233473353794699</text:p>
          </table:table-cell>
          <table:table-cell office:value-type="float" office:value="0.571478209876329" calcext:value-type="float">
            <text:p>0.571478209876329</text:p>
          </table:table-cell>
          <table:table-cell office:value-type="float" office:value="23.0463636133486" calcext:value-type="float">
            <text:p>23.0463636133486</text:p>
          </table:table-cell>
          <table:table-cell office:value-type="float" office:value="73.0743927498384" calcext:value-type="float">
            <text:p>73.0743927498384</text:p>
          </table:table-cell>
          <table:table-cell office:value-type="float" office:value="0.16681455190772" calcext:value-type="float">
            <text:p>0.16681455190772</text:p>
          </table:table-cell>
          <table:table-cell office:value-type="float" office:value="0.83318544809228" calcext:value-type="float">
            <text:p>0.83318544809228</text:p>
          </table:table-cell>
          <table:table-cell office:value-type="float" office:value="1.52438860518239" calcext:value-type="float">
            <text:p>1.52438860518239</text:p>
          </table:table-cell>
          <table:table-cell office:value-type="float" office:value="42.3315815145853" calcext:value-type="float">
            <text:p>42.3315815145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5898054452766" calcext:value-type="float">
            <text:p>0.475898054452766</text:p>
          </table:table-cell>
          <table:table-cell office:value-type="float" office:value="0.322199060503324" calcext:value-type="float">
            <text:p>0.322199060503324</text:p>
          </table:table-cell>
          <table:table-cell office:value-type="float" office:value="20.5713106482935" calcext:value-type="float">
            <text:p>20.5713106482935</text:p>
          </table:table-cell>
          <table:table-cell office:value-type="float" office:value="67.6491166845968" calcext:value-type="float">
            <text:p>67.6491166845968</text:p>
          </table:table-cell>
          <table:table-cell office:value-type="float" office:value="0.725748502994012" calcext:value-type="float">
            <text:p>0.725748502994012</text:p>
          </table:table-cell>
          <table:table-cell office:value-type="float" office:value="0.274251497005988" calcext:value-type="float">
            <text:p>0.274251497005988</text:p>
          </table:table-cell>
          <table:table-cell office:value-type="float" office:value="1.32116477128461" calcext:value-type="float">
            <text:p>1.32116477128461</text:p>
          </table:table-cell>
          <table:table-cell office:value-type="float" office:value="42.3493200432602" calcext:value-type="float">
            <text:p>42.3493200432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9075629153639" calcext:value-type="float">
            <text:p>0.129075629153639</text:p>
          </table:table-cell>
          <table:table-cell office:value-type="float" office:value="0.645049882504834" calcext:value-type="float">
            <text:p>0.645049882504834</text:p>
          </table:table-cell>
          <table:table-cell office:value-type="float" office:value="24.1419935774245" calcext:value-type="float">
            <text:p>24.1419935774245</text:p>
          </table:table-cell>
          <table:table-cell office:value-type="float" office:value="75.2378390975317" calcext:value-type="float">
            <text:p>75.2378390975317</text:p>
          </table:table-cell>
          <table:table-cell office:value-type="float" office:value="0.515971846237141" calcext:value-type="float">
            <text:p>0.515971846237141</text:p>
          </table:table-cell>
          <table:table-cell office:value-type="float" office:value="0.484028153762859" calcext:value-type="float">
            <text:p>0.484028153762859</text:p>
          </table:table-cell>
          <table:table-cell office:value-type="float" office:value="1.73099947584363" calcext:value-type="float">
            <text:p>1.73099947584363</text:p>
          </table:table-cell>
          <table:table-cell office:value-type="float" office:value="42.6914947523762" calcext:value-type="float">
            <text:p>42.69149475237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6109274125783" calcext:value-type="float">
            <text:p>0.126109274125783</text:p>
          </table:table-cell>
          <table:table-cell office:value-type="float" office:value="0.63957341276741" calcext:value-type="float">
            <text:p>0.63957341276741</text:p>
          </table:table-cell>
          <table:table-cell office:value-type="float" office:value="24.1638649580817" calcext:value-type="float">
            <text:p>24.1638649580817</text:p>
          </table:table-cell>
          <table:table-cell office:value-type="float" office:value="75.2446497899314" calcext:value-type="float">
            <text:p>75.2446497899314</text:p>
          </table:table-cell>
          <table:table-cell office:value-type="float" office:value="0.393605292171996" calcext:value-type="float">
            <text:p>0.393605292171996</text:p>
          </table:table-cell>
          <table:table-cell office:value-type="float" office:value="0.606394707828004" calcext:value-type="float">
            <text:p>0.606394707828004</text:p>
          </table:table-cell>
          <table:table-cell office:value-type="float" office:value="1.69983079735794" calcext:value-type="float">
            <text:p>1.69983079735794</text:p>
          </table:table-cell>
          <table:table-cell office:value-type="float" office:value="42.7681308304076" calcext:value-type="float">
            <text:p>42.768130830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7745996588268" calcext:value-type="float">
            <text:p>0.107745996588268</text:p>
          </table:table-cell>
          <table:table-cell office:value-type="float" office:value="0.644770783306627" calcext:value-type="float">
            <text:p>0.644770783306627</text:p>
          </table:table-cell>
          <table:table-cell office:value-type="float" office:value="24.349878596904" calcext:value-type="float">
            <text:p>24.349878596904</text:p>
          </table:table-cell>
          <table:table-cell office:value-type="float" office:value="75.5720273172141" calcext:value-type="float">
            <text:p>75.5720273172141</text:p>
          </table:table-cell>
          <table:table-cell office:value-type="float" office:value="0.478092783505155" calcext:value-type="float">
            <text:p>0.478092783505155</text:p>
          </table:table-cell>
          <table:table-cell office:value-type="float" office:value="0.521907216494845" calcext:value-type="float">
            <text:p>0.521907216494845</text:p>
          </table:table-cell>
          <table:table-cell office:value-type="float" office:value="1.70935425114656" calcext:value-type="float">
            <text:p>1.70935425114656</text:p>
          </table:table-cell>
          <table:table-cell office:value-type="float" office:value="42.9021707638377" calcext:value-type="float">
            <text:p>42.9021707638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6194270122775" calcext:value-type="float">
            <text:p>0.366194270122775</text:p>
          </table:table-cell>
          <table:table-cell office:value-type="float" office:value="0.360986873369484" calcext:value-type="float">
            <text:p>0.360986873369484</text:p>
          </table:table-cell>
          <table:table-cell office:value-type="float" office:value="21.6024670649881" calcext:value-type="float">
            <text:p>21.6024670649881</text:p>
          </table:table-cell>
          <table:table-cell office:value-type="float" office:value="69.5712226844683" calcext:value-type="float">
            <text:p>69.5712226844683</text:p>
          </table:table-cell>
          <table:table-cell office:value-type="float" office:value="0.301812450748621" calcext:value-type="float">
            <text:p>0.301812450748621</text:p>
          </table:table-cell>
          <table:table-cell office:value-type="float" office:value="0.698187549251379" calcext:value-type="float">
            <text:p>0.698187549251379</text:p>
          </table:table-cell>
          <table:table-cell office:value-type="float" office:value="1.05763906486331" calcext:value-type="float">
            <text:p>1.05763906486331</text:p>
          </table:table-cell>
          <table:table-cell office:value-type="float" office:value="42.9925983312932" calcext:value-type="float">
            <text:p>42.9925983312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3902416915585" calcext:value-type="float">
            <text:p>0.153902416915585</text:p>
          </table:table-cell>
          <table:table-cell office:value-type="float" office:value="0.580570098201123" calcext:value-type="float">
            <text:p>0.580570098201123</text:p>
          </table:table-cell>
          <table:table-cell office:value-type="float" office:value="23.8217234237019" calcext:value-type="float">
            <text:p>23.8217234237019</text:p>
          </table:table-cell>
          <table:table-cell office:value-type="float" office:value="74.3817295114151" calcext:value-type="float">
            <text:p>74.3817295114151</text:p>
          </table:table-cell>
          <table:table-cell office:value-type="float" office:value="0.731675392670157" calcext:value-type="float">
            <text:p>0.731675392670157</text:p>
          </table:table-cell>
          <table:table-cell office:value-type="float" office:value="0.268324607329843" calcext:value-type="float">
            <text:p>0.268324607329843</text:p>
          </table:table-cell>
          <table:table-cell office:value-type="float" office:value="1.44299037143088" calcext:value-type="float">
            <text:p>1.44299037143088</text:p>
          </table:table-cell>
          <table:table-cell office:value-type="float" office:value="43.0160224416906" calcext:value-type="float">
            <text:p>43.01602244169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7013528326678" calcext:value-type="float">
            <text:p>0.487013528326678</text:p>
          </table:table-cell>
          <table:table-cell office:value-type="float" office:value="0.218416484612989" calcext:value-type="float">
            <text:p>0.218416484612989</text:p>
          </table:table-cell>
          <table:table-cell office:value-type="float" office:value="20.4147526542571" calcext:value-type="float">
            <text:p>20.4147526542571</text:p>
          </table:table-cell>
          <table:table-cell office:value-type="float" office:value="66.803170391975" calcext:value-type="float">
            <text:p>66.803170391975</text:p>
          </table:table-cell>
          <table:table-cell office:value-type="float" office:value="0.806273062730627" calcext:value-type="float">
            <text:p>0.806273062730627</text:p>
          </table:table-cell>
          <table:table-cell office:value-type="float" office:value="0.193726937269373" calcext:value-type="float">
            <text:p>0.193726937269373</text:p>
          </table:table-cell>
          <table:table-cell office:value-type="float" office:value="1.13955175009559" calcext:value-type="float">
            <text:p>1.13955175009559</text:p>
          </table:table-cell>
          <table:table-cell office:value-type="float" office:value="43.2305878081272" calcext:value-type="float">
            <text:p>43.2305878081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6016162582359" calcext:value-type="float">
            <text:p>0.356016162582359</text:p>
          </table:table-cell>
          <table:table-cell office:value-type="float" office:value="0.323585959956006" calcext:value-type="float">
            <text:p>0.323585959956006</text:p>
          </table:table-cell>
          <table:table-cell office:value-type="float" office:value="21.6712937556769" calcext:value-type="float">
            <text:p>21.6712937556769</text:p>
          </table:table-cell>
          <table:table-cell office:value-type="float" office:value="69.4767125399188" calcext:value-type="float">
            <text:p>69.4767125399188</text:p>
          </table:table-cell>
          <table:table-cell office:value-type="float" office:value="0.61576354679803" calcext:value-type="float">
            <text:p>0.61576354679803</text:p>
          </table:table-cell>
          <table:table-cell office:value-type="float" office:value="0.38423645320197" calcext:value-type="float">
            <text:p>0.38423645320197</text:p>
          </table:table-cell>
          <table:table-cell office:value-type="float" office:value="0.925821526002076" calcext:value-type="float">
            <text:p>0.925821526002076</text:p>
          </table:table-cell>
          <table:table-cell office:value-type="float" office:value="43.4354341561169" calcext:value-type="float">
            <text:p>43.4354341561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4280044123884" calcext:value-type="float">
            <text:p>0.164280044123884</text:p>
          </table:table-cell>
          <table:table-cell office:value-type="float" office:value="0.509555439877519" calcext:value-type="float">
            <text:p>0.509555439877519</text:p>
          </table:table-cell>
          <table:table-cell office:value-type="float" office:value="23.6438342379673" calcext:value-type="float">
            <text:p>23.6438342379673</text:p>
          </table:table-cell>
          <table:table-cell office:value-type="float" office:value="73.7154866124891" calcext:value-type="float">
            <text:p>73.715486612489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.14653871682447" calcext:value-type="float">
            <text:p>1.14653871682447</text:p>
          </table:table-cell>
          <table:table-cell office:value-type="float" office:value="43.5482798391921" calcext:value-type="float">
            <text:p>43.54827983919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2079696964113" calcext:value-type="float">
            <text:p>0.632079696964113</text:p>
          </table:table-cell>
          <table:table-cell office:value-type="float" office:value="0.0463534784894544" calcext:value-type="float">
            <text:p>0.046353478489454</text:p>
          </table:table-cell>
          <table:table-cell office:value-type="float" office:value="19.0808764186412" calcext:value-type="float">
            <text:p>19.0808764186412</text:p>
          </table:table-cell>
          <table:table-cell office:value-type="float" office:value="63.5665191077933" calcext:value-type="float">
            <text:p>63.5665191077933</text:p>
          </table:table-cell>
          <table:table-cell office:value-type="float" office:value="0.148957298907646" calcext:value-type="float">
            <text:p>0.148957298907646</text:p>
          </table:table-cell>
          <table:table-cell office:value-type="float" office:value="0.851042701092353" calcext:value-type="float">
            <text:p>0.851042701092353</text:p>
          </table:table-cell>
          <table:table-cell office:value-type="float" office:value="1.60669355312927" calcext:value-type="float">
            <text:p>1.60669355312927</text:p>
          </table:table-cell>
          <table:table-cell office:value-type="float" office:value="43.6173416337467" calcext:value-type="float">
            <text:p>43.6173416337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5842613698594" calcext:value-type="float">
            <text:p>0.355842613698594</text:p>
          </table:table-cell>
          <table:table-cell office:value-type="float" office:value="0.296213635862501" calcext:value-type="float">
            <text:p>0.296213635862501</text:p>
          </table:table-cell>
          <table:table-cell office:value-type="float" office:value="21.6559403468088" calcext:value-type="float">
            <text:p>21.6559403468088</text:p>
          </table:table-cell>
          <table:table-cell office:value-type="float" office:value="69.2981664797922" calcext:value-type="float">
            <text:p>69.2981664797922</text:p>
          </table:table-cell>
          <table:table-cell office:value-type="float" office:value="0.489525909592062" calcext:value-type="float">
            <text:p>0.489525909592062</text:p>
          </table:table-cell>
          <table:table-cell office:value-type="float" office:value="0.510474090407938" calcext:value-type="float">
            <text:p>0.510474090407938</text:p>
          </table:table-cell>
          <table:table-cell office:value-type="float" office:value="0.857465935178917" calcext:value-type="float">
            <text:p>0.857465935178917</text:p>
          </table:table-cell>
          <table:table-cell office:value-type="float" office:value="43.6938039881838" calcext:value-type="float">
            <text:p>43.69380398818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31340815601662" calcext:value-type="float">
            <text:p>0.013134081560166</text:p>
          </table:table-cell>
          <table:table-cell office:value-type="float" office:value="0.654444477472918" calcext:value-type="float">
            <text:p>0.654444477472918</text:p>
          </table:table-cell>
          <table:table-cell office:value-type="float" office:value="25.2971292625916" calcext:value-type="float">
            <text:p>25.2971292625916</text:p>
          </table:table-cell>
          <table:table-cell office:value-type="float" office:value="77.1449916380681" calcext:value-type="float">
            <text:p>77.1449916380681</text:p>
          </table:table-cell>
          <table:table-cell office:value-type="float" office:value="0.44685628742515" calcext:value-type="float">
            <text:p>0.44685628742515</text:p>
          </table:table-cell>
          <table:table-cell office:value-type="float" office:value="0.55314371257485" calcext:value-type="float">
            <text:p>0.55314371257485</text:p>
          </table:table-cell>
          <table:table-cell office:value-type="float" office:value="1.71388031277292" calcext:value-type="float">
            <text:p>1.71388031277292</text:p>
          </table:table-cell>
          <table:table-cell office:value-type="float" office:value="43.7526844878624" calcext:value-type="float">
            <text:p>43.7526844878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4147322028529" calcext:value-type="float">
            <text:p>0.554147322028529</text:p>
          </table:table-cell>
          <table:table-cell office:value-type="float" office:value="0.0856535956893725" calcext:value-type="float">
            <text:p>0.085653595689373</text:p>
          </table:table-cell>
          <table:table-cell office:value-type="float" office:value="19.7729425726806" calcext:value-type="float">
            <text:p>19.7729425726806</text:p>
          </table:table-cell>
          <table:table-cell office:value-type="float" office:value="64.9619802146457" calcext:value-type="float">
            <text:p>64.9619802146457</text:p>
          </table:table-cell>
          <table:table-cell office:value-type="float" office:value="0.19030303030303" calcext:value-type="float">
            <text:p>0.19030303030303</text:p>
          </table:table-cell>
          <table:table-cell office:value-type="float" office:value="0.80969696969697" calcext:value-type="float">
            <text:p>0.80969696969697</text:p>
          </table:table-cell>
          <table:table-cell office:value-type="float" office:value="1.25766317186364" calcext:value-type="float">
            <text:p>1.25766317186364</text:p>
          </table:table-cell>
          <table:table-cell office:value-type="float" office:value="43.9164066157869" calcext:value-type="float">
            <text:p>43.91640661578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5870691009235" calcext:value-type="float">
            <text:p>0.535870691009235</text:p>
          </table:table-cell>
          <table:table-cell office:value-type="float" office:value="0.0920698804507153" calcext:value-type="float">
            <text:p>0.092069880450715</text:p>
          </table:table-cell>
          <table:table-cell office:value-type="float" office:value="19.9369273502766" calcext:value-type="float">
            <text:p>19.9369273502766</text:p>
          </table:table-cell>
          <table:table-cell office:value-type="float" office:value="65.2741224869255" calcext:value-type="float">
            <text:p>65.2741224869255</text:p>
          </table:table-cell>
          <table:table-cell office:value-type="float" office:value="0.577015643802647" calcext:value-type="float">
            <text:p>0.577015643802647</text:p>
          </table:table-cell>
          <table:table-cell office:value-type="float" office:value="0.422984356197353" calcext:value-type="float">
            <text:p>0.422984356197353</text:p>
          </table:table-cell>
          <table:table-cell office:value-type="float" office:value="1.18253704147569" calcext:value-type="float">
            <text:p>1.18253704147569</text:p>
          </table:table-cell>
          <table:table-cell office:value-type="float" office:value="44.0162285457694" calcext:value-type="float">
            <text:p>44.0162285457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6784012846176" calcext:value-type="float">
            <text:p>0.316784012846176</text:p>
          </table:table-cell>
          <table:table-cell office:value-type="float" office:value="0.292391185509696" calcext:value-type="float">
            <text:p>0.292391185509696</text:p>
          </table:table-cell>
          <table:table-cell office:value-type="float" office:value="22.0180045876969" calcext:value-type="float">
            <text:p>22.0180045876969</text:p>
          </table:table-cell>
          <table:table-cell office:value-type="float" office:value="69.871647623678" calcext:value-type="float">
            <text:p>69.871647623678</text:p>
          </table:table-cell>
          <table:table-cell office:value-type="float" office:value="0.623082054703135" calcext:value-type="float">
            <text:p>0.623082054703135</text:p>
          </table:table-cell>
          <table:table-cell office:value-type="float" office:value="0.376917945296865" calcext:value-type="float">
            <text:p>0.376917945296865</text:p>
          </table:table-cell>
          <table:table-cell office:value-type="float" office:value="0.743378864634765" calcext:value-type="float">
            <text:p>0.743378864634765</text:p>
          </table:table-cell>
          <table:table-cell office:value-type="float" office:value="44.0940927326" calcext:value-type="float">
            <text:p>44.0940927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3036771175417" calcext:value-type="float">
            <text:p>0.503036771175417</text:p>
          </table:table-cell>
          <table:table-cell office:value-type="float" office:value="0.0987102764273797" calcext:value-type="float">
            <text:p>0.09871027642738</text:p>
          </table:table-cell>
          <table:table-cell office:value-type="float" office:value="20.2324220000728" calcext:value-type="float">
            <text:p>20.2324220000728</text:p>
          </table:table-cell>
          <table:table-cell office:value-type="float" office:value="65.8064630315846" calcext:value-type="float">
            <text:p>65.8064630315846</text:p>
          </table:table-cell>
          <table:table-cell office:value-type="float" office:value="0.327522935779816" calcext:value-type="float">
            <text:p>0.327522935779816</text:p>
          </table:table-cell>
          <table:table-cell office:value-type="float" office:value="0.672477064220183" calcext:value-type="float">
            <text:p>0.672477064220183</text:p>
          </table:table-cell>
          <table:table-cell office:value-type="float" office:value="1.05115884730783" calcext:value-type="float">
            <text:p>1.05115884730783</text:p>
          </table:table-cell>
          <table:table-cell office:value-type="float" office:value="44.245319235799" calcext:value-type="float">
            <text:p>44.245319235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1377794474513" calcext:value-type="float">
            <text:p>0.431377794474513</text:p>
          </table:table-cell>
          <table:table-cell office:value-type="float" office:value="0.150748446550415" calcext:value-type="float">
            <text:p>0.150748446550415</text:p>
          </table:table-cell>
          <table:table-cell office:value-type="float" office:value="20.8950339509579" calcext:value-type="float">
            <text:p>20.8950339509579</text:p>
          </table:table-cell>
          <table:table-cell office:value-type="float" office:value="67.2112578634134" calcext:value-type="float">
            <text:p>67.2112578634134</text:p>
          </table:table-cell>
          <table:table-cell office:value-type="float" office:value="0.57784911717496" calcext:value-type="float">
            <text:p>0.57784911717496</text:p>
          </table:table-cell>
          <table:table-cell office:value-type="float" office:value="0.42215088282504" calcext:value-type="float">
            <text:p>0.42215088282504</text:p>
          </table:table-cell>
          <table:table-cell office:value-type="float" office:value="0.835247582812232" calcext:value-type="float">
            <text:p>0.835247582812232</text:p>
          </table:table-cell>
          <table:table-cell office:value-type="float" office:value="44.3875494854538" calcext:value-type="float">
            <text:p>44.3875494854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1772680271624" calcext:value-type="float">
            <text:p>0.121772680271624</text:p>
          </table:table-cell>
          <table:table-cell office:value-type="float" office:value="0.452228923559238" calcext:value-type="float">
            <text:p>0.452228923559238</text:p>
          </table:table-cell>
          <table:table-cell office:value-type="float" office:value="24.0016127822478" calcext:value-type="float">
            <text:p>24.0016127822478</text:p>
          </table:table-cell>
          <table:table-cell office:value-type="float" office:value="73.9843502419735" calcext:value-type="float">
            <text:p>73.9843502419735</text:p>
          </table:table-cell>
          <table:table-cell office:value-type="float" office:value="0.597024579560155" calcext:value-type="float">
            <text:p>0.597024579560155</text:p>
          </table:table-cell>
          <table:table-cell office:value-type="float" office:value="0.402975420439845" calcext:value-type="float">
            <text:p>0.402975420439845</text:p>
          </table:table-cell>
          <table:table-cell office:value-type="float" office:value="0.877358339856328" calcext:value-type="float">
            <text:p>0.877358339856328</text:p>
          </table:table-cell>
          <table:table-cell office:value-type="float" office:value="44.4793235466555" calcext:value-type="float">
            <text:p>44.4793235466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18994408688375" calcext:value-type="float">
            <text:p>0.518994408688375</text:p>
          </table:table-cell>
          <table:table-cell office:value-type="float" office:value="0.0275372436692978" calcext:value-type="float">
            <text:p>0.027537243669298</text:p>
          </table:table-cell>
          <table:table-cell office:value-type="float" office:value="20.0801694091549" calcext:value-type="float">
            <text:p>20.0801694091549</text:p>
          </table:table-cell>
          <table:table-cell office:value-type="float" office:value="65.1314264190405" calcext:value-type="float">
            <text:p>65.1314264190405</text:p>
          </table:table-cell>
          <table:table-cell office:value-type="float" office:value="0.574937027707809" calcext:value-type="float">
            <text:p>0.574937027707809</text:p>
          </table:table-cell>
          <table:table-cell office:value-type="float" office:value="0.425062972292191" calcext:value-type="float">
            <text:p>0.425062972292191</text:p>
          </table:table-cell>
          <table:table-cell office:value-type="float" office:value="1.08045398415479" calcext:value-type="float">
            <text:p>1.08045398415479</text:p>
          </table:table-cell>
          <table:table-cell office:value-type="float" office:value="44.804796972462" calcext:value-type="float">
            <text:p>44.804796972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2758057430244" calcext:value-type="float">
            <text:p>0.342758057430244</text:p>
          </table:table-cell>
          <table:table-cell office:value-type="float" office:value="0.1836812878193" calcext:value-type="float">
            <text:p>0.1836812878193</text:p>
          </table:table-cell>
          <table:table-cell office:value-type="float" office:value="21.7236413271259" calcext:value-type="float">
            <text:p>21.7236413271259</text:p>
          </table:table-cell>
          <table:table-cell office:value-type="float" office:value="68.7691807094602" calcext:value-type="float">
            <text:p>68.7691807094602</text:p>
          </table:table-cell>
          <table:table-cell office:value-type="float" office:value="0.746846089150547" calcext:value-type="float">
            <text:p>0.746846089150547</text:p>
          </table:table-cell>
          <table:table-cell office:value-type="float" office:value="0.253153910849453" calcext:value-type="float">
            <text:p>0.253153910849453</text:p>
          </table:table-cell>
          <table:table-cell office:value-type="float" office:value="0.604887605713245" calcext:value-type="float">
            <text:p>0.604887605713245</text:p>
          </table:table-cell>
          <table:table-cell office:value-type="float" office:value="44.8868284489329" calcext:value-type="float">
            <text:p>44.8868284489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1541982075233" calcext:value-type="float">
            <text:p>0.301541982075233</text:p>
          </table:table-cell>
          <table:table-cell office:value-type="float" office:value="0.204546404177514" calcext:value-type="float">
            <text:p>0.204546404177514</text:p>
          </table:table-cell>
          <table:table-cell office:value-type="float" office:value="22.1173469776635" calcext:value-type="float">
            <text:p>22.1173469776635</text:p>
          </table:table-cell>
          <table:table-cell office:value-type="float" office:value="69.5353735102772" calcext:value-type="float">
            <text:p>69.5353735102772</text:p>
          </table:table-cell>
          <table:table-cell office:value-type="float" office:value="0.359550561797753" calcext:value-type="float">
            <text:p>0.359550561797753</text:p>
          </table:table-cell>
          <table:table-cell office:value-type="float" office:value="0.640449438202247" calcext:value-type="float">
            <text:p>0.640449438202247</text:p>
          </table:table-cell>
          <table:table-cell office:value-type="float" office:value="0.531067193663245" calcext:value-type="float">
            <text:p>0.531067193663245</text:p>
          </table:table-cell>
          <table:table-cell office:value-type="float" office:value="45.0718829358883" calcext:value-type="float">
            <text:p>45.0718829358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616479527394" calcext:value-type="float">
            <text:p>0.19616479527394</text:p>
          </table:table-cell>
          <table:table-cell office:value-type="float" office:value="0.304828624182898" calcext:value-type="float">
            <text:p>0.304828624182898</text:p>
          </table:table-cell>
          <table:table-cell office:value-type="float" office:value="23.1697531642867" calcext:value-type="float">
            <text:p>23.1697531642867</text:p>
          </table:table-cell>
          <table:table-cell office:value-type="float" office:value="71.8217361377404" calcext:value-type="float">
            <text:p>71.8217361377404</text:p>
          </table:table-cell>
          <table:table-cell office:value-type="float" office:value="0.954007884362681" calcext:value-type="float">
            <text:p>0.954007884362681</text:p>
          </table:table-cell>
          <table:table-cell office:value-type="float" office:value="0.0459921156373193" calcext:value-type="float">
            <text:p>0.045992115637319</text:p>
          </table:table-cell>
          <table:table-cell office:value-type="float" office:value="0.525604468104421" calcext:value-type="float">
            <text:p>0.525604468104421</text:p>
          </table:table-cell>
          <table:table-cell office:value-type="float" office:value="45.1214669224577" calcext:value-type="float">
            <text:p>45.1214669224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555145009778" calcext:value-type="float">
            <text:p>0.21555145009778</text:p>
          </table:table-cell>
          <table:table-cell office:value-type="float" office:value="0.249026554315428" calcext:value-type="float">
            <text:p>0.249026554315428</text:p>
          </table:table-cell>
          <table:table-cell office:value-type="float" office:value="22.9529621514157" calcext:value-type="float">
            <text:p>22.9529621514157</text:p>
          </table:table-cell>
          <table:table-cell office:value-type="float" office:value="71.1538127767216" calcext:value-type="float">
            <text:p>71.1538127767216</text:p>
          </table:table-cell>
          <table:table-cell office:value-type="float" office:value="0.43646408839779" calcext:value-type="float">
            <text:p>0.43646408839779</text:p>
          </table:table-cell>
          <table:table-cell office:value-type="float" office:value="0.56353591160221" calcext:value-type="float">
            <text:p>0.56353591160221</text:p>
          </table:table-cell>
          <table:table-cell office:value-type="float" office:value="0.433906609573881" calcext:value-type="float">
            <text:p>0.433906609573881</text:p>
          </table:table-cell>
          <table:table-cell office:value-type="float" office:value="45.4626966082614" calcext:value-type="float">
            <text:p>45.4626966082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9835175256963" calcext:value-type="float">
            <text:p>0.379835175256963</text:p>
          </table:table-cell>
          <table:table-cell office:value-type="float" office:value="0.0210908599619455" calcext:value-type="float">
            <text:p>0.021090859961946</text:p>
          </table:table-cell>
          <table:table-cell office:value-type="float" office:value="21.3463678321668" calcext:value-type="float">
            <text:p>21.3463678321668</text:p>
          </table:table-cell>
          <table:table-cell office:value-type="float" office:value="67.1939019403967" calcext:value-type="float">
            <text:p>67.1939019403967</text:p>
          </table:table-cell>
          <table:table-cell office:value-type="float" office:value="0.654302670623145" calcext:value-type="float">
            <text:p>0.654302670623145</text:p>
          </table:table-cell>
          <table:table-cell office:value-type="float" office:value="0.345697329376855" calcext:value-type="float">
            <text:p>0.345697329376855</text:p>
          </table:table-cell>
          <table:table-cell office:value-type="float" office:value="0.578878338945689" calcext:value-type="float">
            <text:p>0.578878338945689</text:p>
          </table:table-cell>
          <table:table-cell office:value-type="float" office:value="46.1354592325474" calcext:value-type="float">
            <text:p>46.1354592325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1728860545419" calcext:value-type="float">
            <text:p>0.111728860545419</text:p>
          </table:table-cell>
          <table:table-cell office:value-type="float" office:value="0.279776748627679" calcext:value-type="float">
            <text:p>0.279776748627679</text:p>
          </table:table-cell>
          <table:table-cell office:value-type="float" office:value="23.9734697618973" calcext:value-type="float">
            <text:p>23.9734697618973</text:p>
          </table:table-cell>
          <table:table-cell office:value-type="float" office:value="72.9817570903908" calcext:value-type="float">
            <text:p>72.9817570903908</text:p>
          </table:table-cell>
          <table:table-cell office:value-type="float" office:value="0.41412213740458" calcext:value-type="float">
            <text:p>0.41412213740458</text:p>
          </table:table-cell>
          <table:table-cell office:value-type="float" office:value="0.58587786259542" calcext:value-type="float">
            <text:p>0.58587786259542</text:p>
          </table:table-cell>
          <table:table-cell office:value-type="float" office:value="0.363033469405812" calcext:value-type="float">
            <text:p>0.363033469405812</text:p>
          </table:table-cell>
          <table:table-cell office:value-type="float" office:value="46.1757022756205" calcext:value-type="float">
            <text:p>46.1757022756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6985183764973" calcext:value-type="float">
            <text:p>0.256985183764973</text:p>
          </table:table-cell>
          <table:table-cell office:value-type="float" office:value="0.0636215022789838" calcext:value-type="float">
            <text:p>0.063621502278984</text:p>
          </table:table-cell>
          <table:table-cell office:value-type="float" office:value="22.5002372425772" calcext:value-type="float">
            <text:p>22.5002372425772</text:p>
          </table:table-cell>
          <table:table-cell office:value-type="float" office:value="69.3400551536613" calcext:value-type="float">
            <text:p>69.3400551536613</text:p>
          </table:table-cell>
          <table:table-cell office:value-type="float" office:value="0.608472400513479" calcext:value-type="float">
            <text:p>0.608472400513479</text:p>
          </table:table-cell>
          <table:table-cell office:value-type="float" office:value="0.391527599486521" calcext:value-type="float">
            <text:p>0.391527599486521</text:p>
          </table:table-cell>
          <table:table-cell office:value-type="float" office:value="0.280356320907807" calcext:value-type="float">
            <text:p>0.280356320907807</text:p>
          </table:table-cell>
          <table:table-cell office:value-type="float" office:value="46.8640222197874" calcext:value-type="float">
            <text:p>46.8640222197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54908348193153" calcext:value-type="float">
            <text:p>0.095490834819315</text:p>
          </table:table-cell>
          <table:table-cell office:value-type="float" office:value="0.189020512710742" calcext:value-type="float">
            <text:p>0.189020512710742</text:p>
          </table:table-cell>
          <table:table-cell office:value-type="float" office:value="24.0899389055668" calcext:value-type="float">
            <text:p>24.0899389055668</text:p>
          </table:table-cell>
          <table:table-cell office:value-type="float" office:value="72.6511169729153" calcext:value-type="float">
            <text:p>72.6511169729153</text:p>
          </table:table-cell>
          <table:table-cell office:value-type="float" office:value="0.38719512195122" calcext:value-type="float">
            <text:p>0.38719512195122</text:p>
          </table:table-cell>
          <table:table-cell office:value-type="float" office:value="0.612804878048781" calcext:value-type="float">
            <text:p>0.612804878048781</text:p>
          </table:table-cell>
          <table:table-cell office:value-type="float" office:value="0.179389015039686" calcext:value-type="float">
            <text:p>0.179389015039686</text:p>
          </table:table-cell>
          <table:table-cell office:value-type="float" office:value="47.1997337784593" calcext:value-type="float">
            <text:p>47.1997337784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818971741253" calcext:value-type="float">
            <text:p>0.17818971741253</text:p>
          </table:table-cell>
          <table:table-cell office:value-type="float" office:value="0.0469157249004385" calcext:value-type="float">
            <text:p>0.046915724900439</text:p>
          </table:table-cell>
          <table:table-cell office:value-type="float" office:value="23.2520554865092" calcext:value-type="float">
            <text:p>23.2520554865092</text:p>
          </table:table-cell>
          <table:table-cell office:value-type="float" office:value="70.4644115314367" calcext:value-type="float">
            <text:p>70.4644115314367</text:p>
          </table:table-cell>
          <table:table-cell office:value-type="float" office:value="0.599607458292444" calcext:value-type="float">
            <text:p>0.599607458292444</text:p>
          </table:table-cell>
          <table:table-cell office:value-type="float" office:value="0.400392541707556" calcext:value-type="float">
            <text:p>0.400392541707556</text:p>
          </table:table-cell>
          <table:table-cell office:value-type="float" office:value="0.135810642537963" calcext:value-type="float">
            <text:p>0.135810642537963</text:p>
          </table:table-cell>
          <table:table-cell office:value-type="float" office:value="47.7828982375048" calcext:value-type="float">
            <text:p>47.7828982375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5437493705303" calcext:value-type="float">
            <text:p>0.155437493705303</text:p>
          </table:table-cell>
          <table:table-cell office:value-type="float" office:value="0.0267442068947171" calcext:value-type="float">
            <text:p>0.026744206894717</text:p>
          </table:table-cell>
          <table:table-cell office:value-type="float" office:value="23.4705011299988" calcext:value-type="float">
            <text:p>23.4705011299988</text:p>
          </table:table-cell>
          <table:table-cell office:value-type="float" office:value="70.6983414091353" calcext:value-type="float">
            <text:p>70.6983414091353</text:p>
          </table:table-cell>
          <table:table-cell office:value-type="float" office:value="0.515923566878981" calcext:value-type="float">
            <text:p>0.515923566878981</text:p>
          </table:table-cell>
          <table:table-cell office:value-type="float" office:value="0.484076433121019" calcext:value-type="float">
            <text:p>0.484076433121019</text:p>
          </table:table-cell>
          <table:table-cell office:value-type="float" office:value="0.0995042682072548" calcext:value-type="float">
            <text:p>0.099504268207255</text:p>
          </table:table-cell>
          <table:table-cell office:value-type="float" office:value="48.2030590610516" calcext:value-type="float">
            <text:p>48.20305906105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09326984183792" calcext:value-type="float">
            <text:p>0.040932698418379</text:p>
          </table:table-cell>
          <table:table-cell office:value-type="float" office:value="0.0778251946181133" calcext:value-type="float">
            <text:p>0.077825194618113</text:p>
          </table:table-cell>
          <table:table-cell office:value-type="float" office:value="24.5984052625334" calcext:value-type="float">
            <text:p>24.5984052625334</text:p>
          </table:table-cell>
          <table:table-cell office:value-type="float" office:value="72.8197602397318" calcext:value-type="float">
            <text:p>72.8197602397318</text:p>
          </table:table-cell>
          <table:table-cell office:value-type="float" office:value="0.516629711751663" calcext:value-type="float">
            <text:p>0.516629711751663</text:p>
          </table:table-cell>
          <table:table-cell office:value-type="float" office:value="0.483370288248337" calcext:value-type="float">
            <text:p>0.483370288248337</text:p>
          </table:table-cell>
          <table:table-cell office:value-type="float" office:value="0.0309289868686288" calcext:value-type="float">
            <text:p>0.030928986868629</text:p>
          </table:table-cell>
          <table:table-cell office:value-type="float" office:value="48.8201533163522" calcext:value-type="float">
            <text:p>48.82015331635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65151498986721" calcext:value-type="float">
            <text:p>0.036515149898672</text:p>
          </table:table-cell>
          <table:table-cell office:value-type="float" office:value="0.0742412688630645" calcext:value-type="float">
            <text:p>0.074241268863065</text:p>
          </table:table-cell>
          <table:table-cell office:value-type="float" office:value="24.6416936231878" calcext:value-type="float">
            <text:p>24.6416936231878</text:p>
          </table:table-cell>
          <table:table-cell office:value-type="float" office:value="72.8680503369742" calcext:value-type="float">
            <text:p>72.8680503369742</text:p>
          </table:table-cell>
          <table:table-cell office:value-type="float" office:value="0.503642987249545" calcext:value-type="float">
            <text:p>0.503642987249545</text:p>
          </table:table-cell>
          <table:table-cell office:value-type="float" office:value="0.496357012750455" calcext:value-type="float">
            <text:p>0.496357012750455</text:p>
          </table:table-cell>
          <table:table-cell office:value-type="float" office:value="0.0273804886980813" calcext:value-type="float">
            <text:p>0.027380488698081</text:p>
          </table:table-cell>
          <table:table-cell office:value-type="float" office:value="48.8992809345572" calcext:value-type="float">
            <text:p>48.8992809345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79625966750653" calcext:value-type="float">
            <text:p>0.027962596675065</text:p>
          </table:table-cell>
          <table:table-cell office:value-type="float" office:value="0.0723274509855768" calcext:value-type="float">
            <text:p>0.072327450985577</text:p>
          </table:table-cell>
          <table:table-cell office:value-type="float" office:value="24.7263872002282" calcext:value-type="float">
            <text:p>24.7263872002282</text:p>
          </table:table-cell>
          <table:table-cell office:value-type="float" office:value="72.9925763260913" calcext:value-type="float">
            <text:p>72.9925763260913</text:p>
          </table:table-cell>
          <table:table-cell office:value-type="float" office:value="0.963254593175853" calcext:value-type="float">
            <text:p>0.963254593175853</text:p>
          </table:table-cell>
          <table:table-cell office:value-type="float" office:value="0.036745406824147" calcext:value-type="float">
            <text:p>0.036745406824147</text:p>
          </table:table-cell>
          <table:table-cell office:value-type="float" office:value="0.0240526679155335" calcext:value-type="float">
            <text:p>0.024052667915534</text:p>
          </table:table-cell>
          <table:table-cell office:value-type="float" office:value="49.0031126903725" calcext:value-type="float">
            <text:p>49.00311269037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27521038607781" calcext:value-type="float">
            <text:p>0.005275210386078</text:p>
          </table:table-cell>
          <table:table-cell office:value-type="float" office:value="0.00608617358550301" calcext:value-type="float">
            <text:p>0.006086173585503</text:p>
          </table:table-cell>
          <table:table-cell office:value-type="float" office:value="24.9473127654928" calcext:value-type="float">
            <text:p>24.9473127654928</text:p>
          </table:table-cell>
          <table:table-cell office:value-type="float" office:value="72.9521785446893" calcext:value-type="float">
            <text:p>72.9521785446893</text:p>
          </table:table-cell>
          <table:table-cell office:value-type="float" office:value="0.288649706457926" calcext:value-type="float">
            <text:p>0.288649706457926</text:p>
          </table:table-cell>
          <table:table-cell office:value-type="float" office:value="0.711350293542074" calcext:value-type="float">
            <text:p>0.711350293542074</text:p>
          </table:table-cell>
          <table:table-cell office:value-type="float" office:value="0.000259477414121031" calcext:value-type="float">
            <text:p>0.000259477414121</text:p>
          </table:table-cell>
          <table:table-cell office:value-type="float" office:value="49.8864510296377" calcext:value-type="float">
            <text:p>49.886451029637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0:Sheet1.I10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6:58:01.851949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8-05T12:14:08.904266033</meta:creation-date>
    <meta:generator>LibreOffice/7.0.6.2$MacOSX_X86_64 LibreOffice_project/144abb84a525d8e30c9dbbefa69cbbf2d8d4ae3b</meta:generator>
    <dc:date>2021-08-09T17:26:04.458048385</dc:date>
    <dc:creator>Todor Balabanov</dc:creator>
    <meta:editing-duration>PT6H3M16S</meta:editing-duration>
    <meta:editing-cycles>86</meta:editing-cycles>
    <meta:document-statistic meta:table-count="1" meta:cell-count="8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5.096cm" xlink:href=".." xlink:type="simple" chart:class="chart:scatter" chart:style-name="ch1">
        <chart:plot-area chart:style-name="ch2" table:cell-range-address="Sheet1.H10:Sheet1.I109" svg:x="0.32cm" svg:y="0.301cm" svg:width="15.36cm" svg:height="14.494cm">
          <chart:coordinate-region svg:x="0.994cm" svg:y="0.496cm" svg:width="14.579cm" svg:height="13.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I10:Sheet1.I109" chart:class="chart:scatter">
            <chart:domain table:cell-range-address="Sheet1.H10:Sheet1.H109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1941558796875">
                <text:p>7.21941558796875</text:p>
                <draw:g>
                  <svg:desc>Sheet1.H10:Sheet1.H109</svg:desc>
                </draw:g>
              </table:table-cell>
              <table:table-cell office:value-type="float" office:value="32.8099143389442">
                <text:p>32.8099143389442</text:p>
                <draw:g>
                  <svg:desc>Sheet1.I10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9359063289641">
                <text:p>6.69359063289641</text:p>
              </table:table-cell>
              <table:table-cell office:value-type="float" office:value="33.3915896038471">
                <text:p>33.3915896038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9227550013537">
                <text:p>6.29227550013537</text:p>
              </table:table-cell>
              <table:table-cell office:value-type="float" office:value="33.9766144034055">
                <text:p>33.9766144034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6464840651349">
                <text:p>5.96464840651349</text:p>
              </table:table-cell>
              <table:table-cell office:value-type="float" office:value="34.2550188634091">
                <text:p>34.2550188634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1635852876136">
                <text:p>5.91635852876136</text:p>
              </table:table-cell>
              <table:table-cell office:value-type="float" office:value="34.3017051322841">
                <text:p>34.3017051322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2204381619626">
                <text:p>5.62204381619626</text:p>
              </table:table-cell>
              <table:table-cell office:value-type="float" office:value="34.662324655835">
                <text:p>34.662324655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2068079657877">
                <text:p>5.42068079657877</text:p>
              </table:table-cell>
              <table:table-cell office:value-type="float" office:value="35.2192462804053">
                <text:p>35.2192462804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085394519058">
                <text:p>5.1085394519058</text:p>
              </table:table-cell>
              <table:table-cell office:value-type="float" office:value="35.3490445523225">
                <text:p>35.3490445523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791788467863">
                <text:p>5.2791788467863</text:p>
              </table:table-cell>
              <table:table-cell office:value-type="float" office:value="35.5462763069044">
                <text:p>35.5462763069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2801069142316">
                <text:p>4.92801069142316</text:p>
              </table:table-cell>
              <table:table-cell office:value-type="float" office:value="36.1222734016166">
                <text:p>36.1222734016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5656154695432">
                <text:p>4.35656154695432</text:p>
              </table:table-cell>
              <table:table-cell office:value-type="float" office:value="36.3702902709517">
                <text:p>36.3702902709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7081187666823">
                <text:p>4.47081187666823</text:p>
              </table:table-cell>
              <table:table-cell office:value-type="float" office:value="36.5558268074202">
                <text:p>36.5558268074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1807878535937">
                <text:p>4.21807878535937</text:p>
              </table:table-cell>
              <table:table-cell office:value-type="float" office:value="36.5736165315536">
                <text:p>36.5736165315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0705181230849">
                <text:p>4.40705181230849</text:p>
              </table:table-cell>
              <table:table-cell office:value-type="float" office:value="37.0226238027537">
                <text:p>37.0226238027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7536515433752">
                <text:p>4.07536515433752</text:p>
              </table:table-cell>
              <table:table-cell office:value-type="float" office:value="37.1369019443833">
                <text:p>37.1369019443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8423109862548">
                <text:p>3.78423109862548</text:p>
              </table:table-cell>
              <table:table-cell office:value-type="float" office:value="37.1954440850036">
                <text:p>37.1954440850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73082471656198">
                <text:p>3.73082471656198</text:p>
              </table:table-cell>
              <table:table-cell office:value-type="float" office:value="37.2755105962403">
                <text:p>37.2755105962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8413388395566">
                <text:p>3.58413388395566</text:p>
              </table:table-cell>
              <table:table-cell office:value-type="float" office:value="37.6386971386656">
                <text:p>37.638697138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8222715530058">
                <text:p>3.78222715530058</text:p>
              </table:table-cell>
              <table:table-cell office:value-type="float" office:value="38.3178978246029">
                <text:p>38.3178978246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0807120150383">
                <text:p>4.20807120150383</text:p>
              </table:table-cell>
              <table:table-cell office:value-type="float" office:value="38.3431523438786">
                <text:p>38.3431523438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5324626351226">
                <text:p>3.75324626351226</text:p>
              </table:table-cell>
              <table:table-cell office:value-type="float" office:value="38.3733227072217">
                <text:p>38.3733227072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6228899937283">
                <text:p>3.36228899937283</text:p>
              </table:table-cell>
              <table:table-cell office:value-type="float" office:value="38.5353767559111">
                <text:p>38.5353767559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3649571324034">
                <text:p>3.73649571324034</text:p>
              </table:table-cell>
              <table:table-cell office:value-type="float" office:value="38.6171477330046">
                <text:p>38.61714773300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7629276328156">
                <text:p>2.97629276328156</text:p>
              </table:table-cell>
              <table:table-cell office:value-type="float" office:value="38.7630737440741">
                <text:p>38.7630737440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2211976668171">
                <text:p>2.92211976668171</text:p>
              </table:table-cell>
              <table:table-cell office:value-type="float" office:value="38.84825269079">
                <text:p>38.84825269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0364620260592">
                <text:p>3.20364620260592</text:p>
              </table:table-cell>
              <table:table-cell office:value-type="float" office:value="38.8667396100527">
                <text:p>38.8667396100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0659787002951">
                <text:p>3.10659787002951</text:p>
              </table:table-cell>
              <table:table-cell office:value-type="float" office:value="38.9386720698161">
                <text:p>38.9386720698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8414774274847">
                <text:p>3.48414774274847</text:p>
              </table:table-cell>
              <table:table-cell office:value-type="float" office:value="39.1049436946563">
                <text:p>39.1049436946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758643900005">
                <text:p>2.81758643900005</text:p>
              </table:table-cell>
              <table:table-cell office:value-type="float" office:value="39.2913626887113">
                <text:p>39.2913626887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4380487126178">
                <text:p>2.74380487126178</text:p>
              </table:table-cell>
              <table:table-cell office:value-type="float" office:value="39.3328479275241">
                <text:p>39.3328479275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097811761344">
                <text:p>2.7097811761344</text:p>
              </table:table-cell>
              <table:table-cell office:value-type="float" office:value="39.3723379029274">
                <text:p>39.3723379029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3959966460891">
                <text:p>4.03959966460891</text:p>
              </table:table-cell>
              <table:table-cell office:value-type="float" office:value="39.431395825445">
                <text:p>39.4313958254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0093345421922">
                <text:p>2.80093345421922</text:p>
              </table:table-cell>
              <table:table-cell office:value-type="float" office:value="39.571823042487">
                <text:p>39.571823042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8550453131012">
                <text:p>3.88550453131012</text:p>
              </table:table-cell>
              <table:table-cell office:value-type="float" office:value="39.6107241484807">
                <text:p>39.6107241484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505346246203">
                <text:p>3.6505346246203</text:p>
              </table:table-cell>
              <table:table-cell office:value-type="float" office:value="39.6221132432685">
                <text:p>39.6221132432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1110683960704">
                <text:p>2.71110683960704</text:p>
              </table:table-cell>
              <table:table-cell office:value-type="float" office:value="39.7445694827665">
                <text:p>39.7445694827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8455407315968">
                <text:p>3.08455407315968</text:p>
              </table:table-cell>
              <table:table-cell office:value-type="float" office:value="39.8569283123971">
                <text:p>39.8569283123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5914593918675">
                <text:p>3.85914593918675</text:p>
              </table:table-cell>
              <table:table-cell office:value-type="float" office:value="39.9737639952252">
                <text:p>39.97376399522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6648077384751">
                <text:p>2.26648077384751</text:p>
              </table:table-cell>
              <table:table-cell office:value-type="float" office:value="39.9855878483609">
                <text:p>39.9855878483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1135069355223">
                <text:p>2.21135069355223</text:p>
              </table:table-cell>
              <table:table-cell office:value-type="float" office:value="40.1045363649638">
                <text:p>40.1045363649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4880798579443">
                <text:p>2.34880798579443</text:p>
              </table:table-cell>
              <table:table-cell office:value-type="float" office:value="40.1461090525588">
                <text:p>40.1461090525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8332465101106">
                <text:p>2.58332465101106</text:p>
              </table:table-cell>
              <table:table-cell office:value-type="float" office:value="40.3617898408067">
                <text:p>40.3617898408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3517284068884">
                <text:p>2.33517284068884</text:p>
              </table:table-cell>
              <table:table-cell office:value-type="float" office:value="40.432676704369">
                <text:p>40.4326767043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8660969193195">
                <text:p>3.88660969193195</text:p>
              </table:table-cell>
              <table:table-cell office:value-type="float" office:value="40.5341960585269">
                <text:p>40.53419605852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4542448252717">
                <text:p>2.14542448252717</text:p>
              </table:table-cell>
              <table:table-cell office:value-type="float" office:value="40.6246911956608">
                <text:p>40.6246911956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6098128302374">
                <text:p>2.66098128302374</text:p>
              </table:table-cell>
              <table:table-cell office:value-type="float" office:value="40.7422999278745">
                <text:p>40.74229992787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1805368572905">
                <text:p>1.91805368572905</text:p>
              </table:table-cell>
              <table:table-cell office:value-type="float" office:value="40.8043025946793">
                <text:p>40.8043025946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1604405638794">
                <text:p>2.51604405638794</text:p>
              </table:table-cell>
              <table:table-cell office:value-type="float" office:value="40.8444511070423">
                <text:p>40.84445110704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4011357964965">
                <text:p>3.4011357964965</text:p>
              </table:table-cell>
              <table:table-cell office:value-type="float" office:value="40.8545986044963">
                <text:p>40.8545986044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1574596480757">
                <text:p>1.91574596480757</text:p>
              </table:table-cell>
              <table:table-cell office:value-type="float" office:value="40.8579521585037">
                <text:p>40.8579521585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7106055632411">
                <text:p>3.57106055632411</text:p>
              </table:table-cell>
              <table:table-cell office:value-type="float" office:value="40.8857428803662">
                <text:p>40.8857428803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8153760553774">
                <text:p>1.98153760553774</text:p>
              </table:table-cell>
              <table:table-cell office:value-type="float" office:value="40.9445981590383">
                <text:p>40.9445981590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1259132848814">
                <text:p>3.21259132848814</text:p>
              </table:table-cell>
              <table:table-cell office:value-type="float" office:value="40.966643761956">
                <text:p>40.966643761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99203134820492">
                <text:p>3.99203134820492</text:p>
              </table:table-cell>
              <table:table-cell office:value-type="float" office:value="41.0023439261013">
                <text:p>41.0023439261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3733650441484">
                <text:p>2.23733650441484</text:p>
              </table:table-cell>
              <table:table-cell office:value-type="float" office:value="41.0269368870289">
                <text:p>41.02693688702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9783634321766">
                <text:p>3.19783634321766</text:p>
              </table:table-cell>
              <table:table-cell office:value-type="float" office:value="41.054413179902">
                <text:p>41.0544131799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0599019671586">
                <text:p>3.10599019671586</text:p>
              </table:table-cell>
              <table:table-cell office:value-type="float" office:value="41.3781169638959">
                <text:p>41.3781169638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8947460985444">
                <text:p>2.68947460985444</text:p>
              </table:table-cell>
              <table:table-cell office:value-type="float" office:value="41.4461576784179">
                <text:p>41.44615767841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1667784795613">
                <text:p>1.81667784795613</text:p>
              </table:table-cell>
              <table:table-cell office:value-type="float" office:value="41.4469677743127">
                <text:p>41.44696777431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3203628443415">
                <text:p>2.83203628443415</text:p>
              </table:table-cell>
              <table:table-cell office:value-type="float" office:value="41.4805987634417">
                <text:p>41.48059876344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7910450851415">
                <text:p>1.57910450851415</text:p>
              </table:table-cell>
              <table:table-cell office:value-type="float" office:value="41.5430980045952">
                <text:p>41.5430980045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7506948087366">
                <text:p>2.37506948087366</text:p>
              </table:table-cell>
              <table:table-cell office:value-type="float" office:value="41.5972107893592">
                <text:p>41.5972107893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8552859315041">
                <text:p>2.58552859315041</text:p>
              </table:table-cell>
              <table:table-cell office:value-type="float" office:value="41.7035094093596">
                <text:p>41.70350940935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3365101585299">
                <text:p>1.73365101585299</text:p>
              </table:table-cell>
              <table:table-cell office:value-type="float" office:value="41.8438472322465">
                <text:p>41.8438472322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4824399438385">
                <text:p>2.84824399438385</text:p>
              </table:table-cell>
              <table:table-cell office:value-type="float" office:value="42.0382976360577">
                <text:p>42.03829763605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9992235093667">
                <text:p>1.39992235093667</text:p>
              </table:table-cell>
              <table:table-cell office:value-type="float" office:value="42.0764300112675">
                <text:p>42.07643001126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2438860518239">
                <text:p>1.52438860518239</text:p>
              </table:table-cell>
              <table:table-cell office:value-type="float" office:value="42.3315815145853">
                <text:p>42.3315815145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2116477128461">
                <text:p>1.32116477128461</text:p>
              </table:table-cell>
              <table:table-cell office:value-type="float" office:value="42.3493200432602">
                <text:p>42.3493200432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3099947584363">
                <text:p>1.73099947584363</text:p>
              </table:table-cell>
              <table:table-cell office:value-type="float" office:value="42.6914947523762">
                <text:p>42.6914947523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9983079735794">
                <text:p>1.69983079735794</text:p>
              </table:table-cell>
              <table:table-cell office:value-type="float" office:value="42.7681308304076">
                <text:p>42.76813083040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0935425114656">
                <text:p>1.70935425114656</text:p>
              </table:table-cell>
              <table:table-cell office:value-type="float" office:value="42.9021707638377">
                <text:p>42.9021707638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5763906486331">
                <text:p>1.05763906486331</text:p>
              </table:table-cell>
              <table:table-cell office:value-type="float" office:value="42.9925983312932">
                <text:p>42.99259833129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299037143088">
                <text:p>1.44299037143088</text:p>
              </table:table-cell>
              <table:table-cell office:value-type="float" office:value="43.0160224416906">
                <text:p>43.0160224416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955175009559">
                <text:p>1.13955175009559</text:p>
              </table:table-cell>
              <table:table-cell office:value-type="float" office:value="43.2305878081272">
                <text:p>43.23058780812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5821526002076">
                <text:p>0.925821526002076</text:p>
              </table:table-cell>
              <table:table-cell office:value-type="float" office:value="43.4354341561169">
                <text:p>43.4354341561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4653871682447">
                <text:p>1.14653871682447</text:p>
              </table:table-cell>
              <table:table-cell office:value-type="float" office:value="43.5482798391921">
                <text:p>43.54827983919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0669355312927">
                <text:p>1.60669355312927</text:p>
              </table:table-cell>
              <table:table-cell office:value-type="float" office:value="43.6173416337467">
                <text:p>43.61734163374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57465935178917">
                <text:p>0.857465935178917</text:p>
              </table:table-cell>
              <table:table-cell office:value-type="float" office:value="43.6938039881838">
                <text:p>43.69380398818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1388031277292">
                <text:p>1.71388031277292</text:p>
              </table:table-cell>
              <table:table-cell office:value-type="float" office:value="43.7526844878624">
                <text:p>43.7526844878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5766317186364">
                <text:p>1.25766317186364</text:p>
              </table:table-cell>
              <table:table-cell office:value-type="float" office:value="43.9164066157869">
                <text:p>43.91640661578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8253704147569">
                <text:p>1.18253704147569</text:p>
              </table:table-cell>
              <table:table-cell office:value-type="float" office:value="44.0162285457694">
                <text:p>44.0162285457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43378864634765">
                <text:p>0.743378864634765</text:p>
              </table:table-cell>
              <table:table-cell office:value-type="float" office:value="44.0940927326">
                <text:p>44.0940927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5115884730783">
                <text:p>1.05115884730783</text:p>
              </table:table-cell>
              <table:table-cell office:value-type="float" office:value="44.245319235799">
                <text:p>44.2453192357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5247582812232">
                <text:p>0.835247582812232</text:p>
              </table:table-cell>
              <table:table-cell office:value-type="float" office:value="44.3875494854538">
                <text:p>44.38754948545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7358339856328">
                <text:p>0.877358339856328</text:p>
              </table:table-cell>
              <table:table-cell office:value-type="float" office:value="44.4793235466555">
                <text:p>44.47932354665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8045398415479">
                <text:p>1.08045398415479</text:p>
              </table:table-cell>
              <table:table-cell office:value-type="float" office:value="44.804796972462">
                <text:p>44.8047969724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04887605713245">
                <text:p>0.604887605713245</text:p>
              </table:table-cell>
              <table:table-cell office:value-type="float" office:value="44.8868284489329">
                <text:p>44.88682844893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31067193663245">
                <text:p>0.531067193663245</text:p>
              </table:table-cell>
              <table:table-cell office:value-type="float" office:value="45.0718829358883">
                <text:p>45.0718829358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5604468104421">
                <text:p>0.525604468104421</text:p>
              </table:table-cell>
              <table:table-cell office:value-type="float" office:value="45.1214669224577">
                <text:p>45.12146692245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3906609573881">
                <text:p>0.433906609573881</text:p>
              </table:table-cell>
              <table:table-cell office:value-type="float" office:value="45.4626966082614">
                <text:p>45.46269660826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78878338945689">
                <text:p>0.578878338945689</text:p>
              </table:table-cell>
              <table:table-cell office:value-type="float" office:value="46.1354592325474">
                <text:p>46.1354592325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3033469405812">
                <text:p>0.363033469405812</text:p>
              </table:table-cell>
              <table:table-cell office:value-type="float" office:value="46.1757022756205">
                <text:p>46.1757022756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0356320907807">
                <text:p>0.280356320907807</text:p>
              </table:table-cell>
              <table:table-cell office:value-type="float" office:value="46.8640222197874">
                <text:p>46.8640222197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9389015039686">
                <text:p>0.179389015039686</text:p>
              </table:table-cell>
              <table:table-cell office:value-type="float" office:value="47.1997337784593">
                <text:p>47.1997337784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5810642537963">
                <text:p>0.135810642537963</text:p>
              </table:table-cell>
              <table:table-cell office:value-type="float" office:value="47.7828982375048">
                <text:p>47.78289823750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95042682072548">
                <text:p>0.0995042682072548</text:p>
              </table:table-cell>
              <table:table-cell office:value-type="float" office:value="48.2030590610516">
                <text:p>48.2030590610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09289868686288">
                <text:p>0.0309289868686288</text:p>
              </table:table-cell>
              <table:table-cell office:value-type="float" office:value="48.8201533163522">
                <text:p>48.8201533163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73804886980813">
                <text:p>0.0273804886980813</text:p>
              </table:table-cell>
              <table:table-cell office:value-type="float" office:value="48.8992809345572">
                <text:p>48.89928093455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40526679155335">
                <text:p>0.0240526679155335</text:p>
              </table:table-cell>
              <table:table-cell office:value-type="float" office:value="49.0031126903725">
                <text:p>49.0031126903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59477414121031">
                <text:p>0.000259477414121031</text:p>
              </table:table-cell>
              <table:table-cell office:value-type="float" office:value="49.8864510296377">
                <text:p>49.8864510296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